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5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103">
      <style:text-properties style:font-name="Verdana" fo:font-size="14pt" style:font-size-asian="14pt" style:font-size-complex="14pt"/>
    </style:style>
    <style:style style:name="P42" style:family="paragraph" style:parent-style-name="Table_20_Contents" style:list-style-name="L104">
      <style:text-properties style:font-name="Verdana" fo:font-size="14pt" style:font-size-asian="14pt" style:font-size-complex="14pt"/>
    </style:style>
    <style:style style:name="P43" style:family="paragraph" style:parent-style-name="Table_20_Contents" style:list-style-name="L105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106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03">
      <style:text-properties style:font-name="Verdana" fo:font-size="14pt" fo:background-color="#996600" style:font-size-asian="14pt" style:font-size-complex="14pt"/>
    </style:style>
    <style:style style:name="P46" style:family="paragraph" style:parent-style-name="Text_20_body" style:list-style-name="L102">
      <style:paragraph-properties fo:line-height="150%"/>
      <style:text-properties style:font-name="Arial" style:font-name-asian="Arial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5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4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5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6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7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8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9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0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71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2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5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0" style:family="text">
      <style:text-properties style:font-name="Verdana"/>
    </style:style>
    <style:style style:name="T31" style:family="text">
      <style:text-properties fo:color="#9966cc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56158542986905322" text:style-name="L1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7657417526186134936" text:style-name="L2">
        <text:list-item>
          <text:p text:style-name="P49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7183635487751715646" text:style-name="L3">
        <text:list-item>
          <text:p text:style-name="P50">REVIEW </text:p>
        </text:list-item>
        <text:list-item>
          <text:p text:style-name="P50">TASK-1 : start</text:p>
          <text:list>
            <text:list-item>
              <text:p text:style-name="P50"><text:span text:style-name="T1">#_ </text:span>T-1.1</text:p>
              <text:list>
                <text:list-item>
                  <text:p text:style-name="P50">DUP ==&gt; ea-4.mq4</text:p>
                </text:list-item>
                <text:list-item>
                  <text:p text:style-name="P50">func list</text:p>
                  <text:list>
                    <text:list-item>
                      <text:p text:style-name="P50">gen-func-list.bat // (C:\Users\iwabuchiken\AppData\Roaming\MetaQuotes\Terminal\34B08C83A5AAE27A4079DE708E60511E\MQL4\utils)</text:p>
                      <text:list>
                        <text:list-item>
                          <text:p text:style-name="P50">edit</text:p>
                        </text:list-item>
                      </text:list>
                    </text:list-item>
                  </text:list>
                </text:list-item>
                <text:list-item>
                  <text:p text:style-name="P50">compile ==&gt; OK</text:p>
                </text:list-item>
                <text:list-item>
                  <text:p text:style-name="P50">EXEC ==&gt; OK</text:p>
                </text:list-item>
              </text:list>
            </text:list-item>
            <text:list-item>
              <text:p text:style-name="P50">T-1.2 : new FUNC : dp_Dispatch(int idOf_DP) : bool</text:p>
              <text:list>
                <text:list-item>
                  <text:list>
                    <text:list-item>
                      <text:p text:style-name="P50">//_20200515_120722:tmp (ea-5.1.mq4)</text:p>
                    </text:list-item>
                    <text:list-item>
                      <text:p text:style-name="P50">libfx_dp_1.mqh</text:p>
                    </text:list-item>
                  </text:list>
                </text:list-item>
                <text:list-item>
                  <text:p text:style-name="P50"><text:soft-page-break/>CODE</text:p>
                  <text:list>
                    <text:list-item>
                      <text:p text:style-name="P50">signature</text:p>
                    </text:list-item>
                    <text:list-item>
                      <text:p text:style-name="P50">labels</text:p>
                    </text:list-item>
                    <text:list-item>
                      <text:p text:style-name="P50">caller</text:p>
                    </text:list-item>
                  </text:list>
                </text:list-item>
                <text:list-item>
                  <text:p text:style-name="P50">COMPILE : OK</text:p>
                </text:list-item>
                <text:list-item>
                  <text:p text:style-name="P50">TEST :==&gt; OK</text:p>
                </text:list-item>
              </text:list>
            </text:list-item>
            <text:list-item>
              <text:p text:style-name="P50"><text:span text:style-name="T1">#_ </text:span>T-1.3 : libfx_dp_1.mqh ==&gt; funclist</text:p>
            </text:list-item>
            <text:list-item>
              <text:p text:style-name="P50">T-1.4 : func “dp_Dispatch” ==&gt; if sentence → coding</text:p>
              <text:list>
                <text:list-item>
                  <text:p text:style-name="P50"><text:span text:style-name="T1">#_ </text:span>CODE : //_20200515_123508:tmp</text:p>
                  <text:list>
                    <text:list-item>
                      <text:p text:style-name="P50">new FUNC : dp_5_1_PrevBar_BB_egt_2()</text:p>
                      <text:list>
                        <text:list-item>
                          <text:p text:style-name="P50"><text:span text:style-name="T1">#_ </text:span>sig</text:p>
                        </text:list-item>
                        <text:list-item>
                          <text:p text:style-name="P50"><text:span text:style-name="T1">#_ </text:span>labels</text:p>
                        </text:list-item>
                        <text:list-item>
                          <text:p text:style-name="P50"><text:span text:style-name="T1">#_ </text:span>caller</text:p>
                        </text:list-item>
                      </text:list>
                    </text:list-item>
                    <text:list-item>
                      <text:p text:style-name="P50">COMPILE ==&gt; OK</text:p>
                    </text:list-item>
                    <text:list-item>
                      <text:p text:style-name="P50"><text:span text:style-name="T1">#_ </text:span>TEST ==&gt; </text:p>
                      <text:list>
                        <text:list-item>
                          <text:p text:style-name="P50">==&gt; OK</text:p>
                        </text:list-item>
                      </text:list>
                    </text:list-item>
                  </text:list>
                </text:list-item>
                <text:list-item>
                  <text:p text:style-name="P50">CODE : actual lines : //_20200515_124341:tmp</text:p>
                </text:list-item>
                <text:list-item>
                  <text:p text:style-name="P50">COMPILE : OK</text:p>
                </text:list-item>
                <text:list-item>
                  <text:p text:style-name="P50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54785528231958872" text:style-name="L4">
        <text:list-item>
          <text:p text:style-name="P51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3703790" text:continue-list="list56158542986905322" text:style-name="L1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T-1.1 : steps</text:p>
              <text:list>
                <text:list-item>
                  <text:p text:style-name="P48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703233" text:continue-numbering="true" text:style-name="L1">
        <text:list-item>
          <text:list>
            <text:list-item>
              <text:list>
                <text:list-item>
                  <text:p text:style-name="P48">note</text:p>
                  <text:list>
                    <text:list-item>
                      <text:p text:style-name="P48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71889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8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80672700123179994" text:style-name="L5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8532286389649836813" text:style-name="L6">
        <text:list-item>
          <text:p text:style-name="P53">REVIEW </text:p>
        </text:list-item>
        <text:list-item>
          <text:p text:style-name="P53">TASK-1</text:p>
          <text:list>
            <text:list-item>
              <text:p text:style-name="P53"><text:soft-page-break/>steps</text:p>
              <text:list>
                <text:list-item>
                  <text:p text:style-name="P53">gen : trade report</text:p>
                  <text:list>
                    <text:list-item>
                      <text:p text:style-name="P53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3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3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712399" text:continue-numbering="true" text:style-name="L6">
        <text:list-item>
          <text:list>
            <text:list-item>
              <text:list>
                <text:list-item>
                  <text:p text:style-name="P53">PROBLEM : “'$cntOf_Ticket_Num_Match : 0'”</text:p>
                  <text:list>
                    <text:list-item>
                      <text:p text:style-name="P53">TRY-1</text:p>
                      <text:list>
                        <text:list-item>
                          <text:p text:style-name="P53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3">sheet</text:p>
                  <text:list>
                    <text:list-item>
                      <text:p text:style-name="P53">log_JVE_44_10_3_4.[session-3].ods</text:p>
                    </text:list-item>
                    <text:list-item>
                      <text:p text:style-name="P53">DUP : tab “4”</text:p>
                    </text:list-item>
                    <text:list-item>
                      <text:p text:style-name="P53">delete : entries</text:p>
                    </text:list-item>
                    <text:list-item>
                      <text:p text:style-name="P53">C/P : file content</text:p>
                    </text:list-item>
                    <text:list-item>
                      <text:p text:style-name="P53">DUP : tab ==&gt; “5.1”</text:p>
                    </text:list-item>
                    <text:list-item>
                      <text:p text:style-name="P53">entries ==&gt; sort : BB-loc.-1 ~ -3</text:p>
                    </text:list-item>
                  </text:list>
                </text:list-item>
              </text:list>
            </text:list-item>
            <text:list-item>
              <text:p text:style-name="P53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707037" text:continue-numbering="true" text:style-name="L6">
        <text:list-item>
          <text:list>
            <text:list-item>
              <text:p text:style-name="P53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346263052675356719" text:style-name="L7">
              <text:list-item>
                <text:p text:style-name="P34">この sequence は、プラスか？</text:p>
                <text:list>
                  <text:list-item>
                    <text:p text:style-name="P35">4-4-4-2-2 (A-Z order)</text:p>
                  </text:list-item>
                </text:list>
              </text:list-item>
              <text:list-item>
                <text:p text:style-name="P34">この sequence は、マイナスか？</text:p>
                <text:list>
                  <text:list-item>
                    <text:p text:style-name="P34">2-2-2-2 (A-Z order)</text:p>
                  </text:list-item>
                </text:list>
              </text:list-item>
            </text:list>
          </table:table-cell>
        </table:table-row>
      </table:table>
      <text:list xml:id="list33720835" text:continue-list="list33707037" text:style-name="L6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9062290798386709782" text:style-name="L8">
        <text:list-item>
          <text:p text:style-name="P54">TASK : slice bar data file ==&gt; </text:p>
          <text:list>
            <text:list-item>
              <text:p text:style-name="P54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4942522347596396" text:style-name="L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//_20200518_124428:tmp (init())</text:p>
                </text:list-item>
                <text:list-item>
                  <text:p text:style-name="P55">//_20200428_144229:head</text:p>
                </text:list-item>
                <text:list-item>
                  <text:p text:style-name="P55">//_20200518_124948:tmp ==&gt; data : body</text:p>
                </text:list-item>
                <text:list-item>
                  <text:p text:style-name="P55">//_20200518_125012:tmp ==&gt; data : header</text:p>
                </text:list-item>
              </text:list>
            </text:list-item>
            <text:list-item>
              <text:p text:style-name="P55"><text:span text:style-name="T1">#_ </text:span>T-1.1 : data : body ==&gt; MFI</text:p>
              <text:list>
                <text:list-item>
                  <text:p text:style-name="P55"><text:span text:style-name="T1">#_ </text:span>CODE</text:p>
                  <text:list>
                    <text:list-item>
                      <text:p text:style-name="P55">TEST ==&gt; OK</text:p>
                    </text:list-item>
                  </text:list>
                </text:list-item>
                <text:list-item>
                  <text:p text:style-name="P55"><text:span text:style-name="T1">#_ </text:span>CODE : normalize double</text:p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<text:span text:style-name="T1">#_ </text:span>T-1.2 : data : body ==&gt; RSI</text:p>
              <text:list>
                <text:list-item>
                  <text:p text:style-name="P55">CODE : //_20200518_131109:tmp</text:p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-1.3 : data : body ==&gt; Force</text:p>
              <text:list>
                <text:list-item>
                  <text:p text:style-name="P55">CODE : //_20200518_132500:tmp</text:p>
                  <text:list>
                    <text:list-item>
                      <text:p text:style-name="P55">==&gt; OK</text:p>
                    </text:list-item>
                  </text:list>
                </text:list-item>
                <text:list-item>
                  <text:p text:style-name="P55">CODE</text:p>
                  <text:list>
                    <text:list-item>
                      <text:p text:style-name="P55">Force ==&gt; period → to 20</text:p>
                    </text:list-item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  <text:list-item>
              <text:p text:style-name="P55">T-1.4 : sheet</text:p>
              <text:list>
                <text:list-item>
                  <text:p text:style-name="P55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79508545939893139" text:style-name="L10">
        <text:list-item>
          <text:p text:style-name="P56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968344489562264986" text:style-name="L11">
        <text:list-item>
          <text:p text:style-name="P57">REVIEW </text:p>
        </text:list-item>
        <text:list-item>
          <text:p text:style-name="P57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703967" text:continue-numbering="true" text:style-name="L11">
        <text:list-item>
          <text:list>
            <text:list-item>
              <text:p text:style-name="P57">T-1.1 : controller</text:p>
              <text:list>
                <text:list-item>
                  <text:p text:style-name="P57">CODE : new FUNC : “tasks_26_Gen_Combined_Trade_Result_List”</text:p>
                </text:list-item>
                <text:list-item>
                  <text:p text:style-name="P57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709985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7">==&gt; OK : “Missing View”</text:p>
                    </text:list-item>
                  </text:list>
                </text:list-item>
              </text:list>
            </text:list-item>
            <text:list-item>
              <text:p text:style-name="P57">T-1.2 : view</text:p>
              <text:list>
                <text:list-item>
                  <text:p text:style-name="P57">DUP : util_3___gen__trading__result__list.ctp</text:p>
                </text:list-item>
                <text:list-item>
                  <text:p text:style-name="P57">edit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T-1.3 : logic</text:p>
              <text:list>
                <text:list-item>
                  <text:p text:style-name="P57"><text:soft-page-break/>//_20200519_191713:tmp (\Controller\FxUtilitiesController.php)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9">[next]</text:p>
      <text:list xml:id="list3327316940763350507" text:style-name="L12">
        <text:list-item>
          <text:p text:style-name="P58">TASK : cont. (TASKS-26)</text:p>
          <text:list>
            <text:list-item>
              <text:p text:style-name="P58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2800674947292279937" text:style-name="L13">
        <text:list-item>
          <text:p text:style-name="P59">REVIEW </text:p>
        </text:list-item>
        <text:list-item>
          <text:p text:style-name="P59">TASK-1 : cont. (TASKS-26)</text:p>
          <text:list>
            <text:list-item>
              <text:list>
                <text:list-item>
                  <text:p text:style-name="P59">//_20200519_192026:next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 : upto ==&gt; get list of keywords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2 : upto current ==&gt; to a function</text:p>
              <text:list>
                <text:list-item>
                  <text:p text:style-name="P59">CODE : </text:p>
                  <text:list>
                    <text:list-item>
                      <text:p text:style-name="P59">new FUNC ==&gt; “tasks_26_Gen_Combined_Trade_Result_List__Get_Keyword_List”</text:p>
                    </text:list-item>
                  </text:list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3 : build ==&gt; url </text:p>
              <text:list>
                <text:list-item>
                  <text:p text:style-name="P59"><text:soft-page-break/>CODE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413094586274713658" text:style-name="L14">
              <text:list-item>
                <text:p text:style-name="P36">ticket data : dpath</text:p>
                <text:list>
                  <text:list-item>
                    <text:p text:style-name="P36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6">ticket data : fname</text:p>
                <text:list>
                  <text:list-item>
                    <text:p text:style-name="P36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6">statement file : file name</text:p>
                <text:list>
                  <text:list-item>
                    <text:p text:style-name="P36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722396" text:continue-list="list2800674947292279937" text:style-name="L13">
        <text:list-item>
          <text:list>
            <text:list-item>
              <text:p text:style-name="P59"/>
            </text:list-item>
          </text:list>
        </text:list-item>
      </text:list>
      <text:p text:style-name="P9"/>
      <text:p text:style-name="P9">[next]</text:p>
      <text:list xml:id="list653193879073753585" text:style-name="L15">
        <text:list-item>
          <text:p text:style-name="P60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1902970054537035512" text:style-name="L16">
        <text:list-item>
          <text:p text:style-name="P61">REVIEW </text:p>
        </text:list-item>
        <text:list-item>
          <text:p text:style-name="P61">TASK-1</text:p>
          <text:list>
            <text:list-item>
              <text:p text:style-name="P61">T-1.1</text:p>
              <text:list>
                <text:list-item>
                  <text:p text:style-name="P61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72973877393062695" text:style-name="L17">
        <text:list-item>
          <text:p text:style-name="P6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471384473884643853" text:style-name="L18">
        <text:list-item>
          <text:p text:style-name="P63">REVIEW </text:p>
        </text:list-item>
        <text:list-item>
          <text:p text:style-name="P63">TASK-1</text:p>
          <text:list>
            <text:list-item>
              <text:p text:style-name="P63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3723494" text:continue-numbering="true" text:style-name="L18">
        <text:list-item>
          <text:list>
            <text:list-item>
              <text:p text:style-name="P63"/>
            </text:list-item>
          </text:list>
        </text:list-item>
      </text:list>
      <text:p text:style-name="P9"/>
      <text:p text:style-name="P9">[next]</text:p>
      <text:list xml:id="list9147511270846985884" text:style-name="L19">
        <text:list-item>
          <text:p text:style-name="P6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3141661057103330532" text:style-name="L20">
        <text:list-item>
          <text:p text:style-name="P65">REVIEW </text:p>
        </text:list-item>
        <text:list-item>
          <text:p text:style-name="P65">TASK-1 : prep ==&gt; sheet</text:p>
          <text:list>
            <text:list-item>
              <text:p text:style-name="P65">T-1.1</text:p>
              <text:list>
                <text:list-item>
                  <text:p text:style-name="P65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028924282034848343" text:style-name="L21">
              <text:list-item>
                <text:p text:style-name="P37">DUP tab</text:p>
              </text:list-item>
              <text:list-item>
                <text:p text:style-name="P37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6254789556117327488" text:style-name="L22">
              <text:list-item>
                <text:p text:style-name="P38">tab “X” : BB-loc.-1 ~ -3 ==&gt; col : BW – BV – BU</text:p>
              </text:list-item>
              <text:list-item>
                <text:p text:style-name="P38">tab “X.1” : profit ==&gt; col : CH</text:p>
              </text:list-item>
            </text:list>
          </table:table-cell>
        </table:table-row>
      </table:table>
      <text:list xml:id="list33724005" text:continue-list="list3141661057103330532" text:style-name="L20">
        <text:list-item>
          <text:p text:style-name="P65">TASK-2 : OBSERVE</text:p>
          <text:list>
            <text:list-item>
              <text:p text:style-name="P65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160304821690267161" text:style-name="L23">
              <text:list-item>
                <text:p text:style-name="P39">2-2-2 ==&gt; </text:p>
                <text:list>
                  <text:list-item>
                    <text:p text:style-name="P39">total = 52</text:p>
                  </text:list-item>
                  <text:list-item>
                    <text:p text:style-name="P39">2-2-2 ==&gt; 3</text:p>
                  </text:list-item>
                  <text:list-item>
                    <text:p text:style-name="P39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835403045712010188" text:style-name="L24">
              <text:list-item>
                <text:p text:style-name="P40">2-2-2</text:p>
                <text:list>
                  <text:list-item>
                    <text:p text:style-name="P40">total = 66</text:p>
                  </text:list-item>
                  <text:list-item>
                    <text:p text:style-name="P40">2-2-2 ==&gt; 5</text:p>
                    <text:list>
                      <text:list-item>
                        <text:p text:style-name="P40">plus =&gt; 2</text:p>
                      </text:list-item>
                      <text:list-item>
                        <text:p text:style-name="P40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3731611" text:continue-list="list33724005" text:style-name="L20">
        <text:list-item>
          <text:list>
            <text:list-item>
              <text:p text:style-name="P65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3734501" text:continue-numbering="true" text:style-name="L20">
        <text:list-item>
          <text:list>
            <text:list-item>
              <text:p text:style-name="P65"/>
            </text:list-item>
          </text:list>
        </text:list-item>
      </text:list>
      <text:p text:style-name="P9"/>
      <text:p text:style-name="P9">[next]</text:p>
      <text:list xml:id="list2337733988825337973" text:style-name="L25">
        <text:list-item>
          <text:p text:style-name="P66">TASK-1</text:p>
          <text:list>
            <text:list-item>
              <text:p text:style-name="P66">this : THOUGHTS-2</text:p>
            </text:list-item>
          </text:list>
        </text:list-item>
        <text:list-item>
          <text:p text:style-name="P66">TASK-2 : <text:span text:style-name="T25">13.27</text:span></text:p>
          <text:list>
            <text:list-item>
              <text:p text:style-name="P66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3856670788636549400" text:style-name="L26">
        <text:list-item>
          <text:p text:style-name="P67">REVIEW </text:p>
        </text:list-item>
        <text:list-item>
          <text:p text:style-name="P67">TASK-1</text:p>
          <text:list>
            <text:list-item>
              <text:list>
                <text:list-item>
                  <text:p text:style-name="P67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7">T-1.1 : review file</text:p>
              <text:list>
                <text:list-item>
                  <text:p text:style-name="P67">CODE</text:p>
                  <text:list>
                    <text:list-item>
                      <text:p text:style-name="P67">init() ==&gt; setup() ==&gt; </text:p>
                      <text:list>
                        <text:list-item>
                          <text:p text:style-name="P67">//_20200521_144515:tmp</text:p>
                        </text:list-item>
                      </text:list>
                    </text:list-item>
                    <text:list-item>
                      <text:p text:style-name="P67">exec()</text:p>
                      <text:list>
                        <text:list-item>
                          <text:p text:style-name="P67">get_BasicData_with_RSI_BB_MFI (utils.mqh)</text:p>
                          <text:list>
                            <text:list-item>
                              <text:p text:style-name="P67">_get_FNAME</text:p>
                            </text:list-item>
                            <text:list-item>
                              <text:p text:style-name="P67">get_AryOf_RSI_BB_MFI</text:p>
                            </text:list-item>
                            <text:list-item>
                              <text:p text:style-name="P67">write2File_AryOf_BasicData_With_RSI_BB_MFI</text:p>
                            </text:list-item>
                            <text:list-item>
                              <text:p text:style-name="P67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2 : add column ==&gt; “force”</text:p>
              <text:list>
                <text:list-item>
                  <text:p text:style-name="P67">current : “no;Open;High;Low;Close;RSI;MFI;BB.2s;BB.1s;BB.main;BB.-1s;BB.-2s;Diff;High/Low;datetime”</text:p>
                </text:list-item>
                <text:list-item>
                  <text:p text:style-name="P67">new :</text:p>
                  <text:list>
                    <text:list-item>
                      <text:p text:style-name="P67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7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7">T-1.3 : edit ==&gt; get_AryOf_RSI_BB_MFI</text:p>
              <text:list>
                <text:list-item>
                  <text:p text:style-name="P67">//_20200521_145524:tmp</text:p>
                  <text:list>
                    <text:list-item>
                      <text:p text:style-name="P67">dec<text:span text:style-name="T25">lare var</text:span></text:p>
                    </text:list-item>
                  </text:list>
                </text:list-item>
                <text:list-item>
                  <text:p text:style-name="P67">//_20200521_145459:tmp (utils.mqh)</text:p>
                  <text:list>
                    <text:list-item>
                      <text:p text:style-name="P67"><text:soft-page-break/>set val</text:p>
                    </text:list-item>
                  </text:list>
                </text:list-item>
                <text:list-item>
                  <text:p text:style-name="P67">“AryOf_Data” ==&gt; add “Force” val</text:p>
                  <text:list>
                    <text:list-item>
                      <text:p text:style-name="P67">change ==&gt; param : array length</text:p>
                      <text:list>
                        <text:list-item>
                          <text:p text:style-name="P67">//_20200521_150611:tmp</text:p>
                        </text:list-item>
                        <text:list-item>
                          <text:p text:style-name="P67">11 → 12</text:p>
                        </text:list-item>
                      </text:list>
                    </text:list-item>
                    <text:list-item>
                      <text:p text:style-name="P67">change ==&gt; caller line</text:p>
                      <text:list>
                        <text:list-item>
                          <text:p text:style-name="P67">//_20200521_150728:tmp (func caller)</text:p>
                        </text:list-item>
                        <text:list-item>
                          <text:p text:style-name="P67">//20200521_150747:tmp ==&gt; dec<text:span text:style-name="T25">lare array</text:span></text:p>
                          <text:list>
                            <text:list-item>
                              <text:p text:style-name="P67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2">#_ </text:span>add val : in-func lines</text:p>
                      <text:list>
                        <text:list-item>
                          <text:p text:style-name="P67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4 : edit ==&gt; write2File_AryOf_BasicData_With_RSI_BB_MFI</text:p>
              <text:list>
                <text:list-item>
                  <text:p text:style-name="P67">CODE </text:p>
                  <text:list>
                    <text:list-item>
                      <text:p text:style-name="P67"><text:span text:style-name="T2">#_ </text:span>header : _file_write__header_With_RSI_BB_MFI</text:p>
                      <text:list>
                        <text:list-item>
                          <text:p text:style-name="P67">caller : //_20200521_151117:tmp</text:p>
                        </text:list-item>
                        <text:list-item>
                          <text:p text:style-name="P67"><text:span text:style-name="T2">#_ </text:span>in-func line</text:p>
                          <text:list>
                            <text:list-item>
                              <text:p text:style-name="P67">//_20200521_151203:tmp</text:p>
                            </text:list-item>
                            <text:list-item>
                              <text:p text:style-name="P67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<text:span text:style-name="T2">#_ </text:span>“write : data”</text:p>
                      <text:list>
                        <text:list-item>
                          <text:p text:style-name="P67">//_20200521_151335:tmp ==&gt; section</text:p>
                        </text:list-item>
                        <text:list-item>
                          <text:p text:style-name="P67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5 : TEST</text:p>
              <text:list>
                <text:list-item>
                  <text:p text:style-name="P67"><text:span text:style-name="T2">#_ </text:span>COMPILE </text:p>
                </text:list-item>
                <text:list-item>
                  <text:p text:style-name="P67">EXEC : obs_49_8.(A-J).(M5-55000).mq4</text:p>
                  <text:list>
                    <text:list-item>
                      <text:p text:style-name="P67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38030863957577081" text:style-name="L27">
        <text:list-item>
          <text:p text:style-name="P68">TASK : <text:s/><text:span text:style-name="T5">44#13.28</text:span></text:p>
          <text:list>
            <text:list-item>
              <text:p text:style-name="P68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989379196112408689" text:style-name="L28">
        <text:list-item>
          <text:p text:style-name="P69">REVIEW </text:p>
        </text:list-item>
        <text:list-item>
          <text:p text:style-name="P69">TASK-1 : <text:s/><text:span text:style-name="T5">44#13.28</text:span></text:p>
          <text:list>
            <text:list-item>
              <text:list>
                <text:list-item>
                  <text:p text:style-name="P69">php coding</text:p>
                </text:list-item>
              </text:list>
            </text:list-item>
            <text:list-item>
              <text:p text:style-name="P69">T-1.1 : look around for files </text:p>
              <text:list>
                <text:list-item>
                  <text:p text:style-name="P69">==&gt; convert from csv to list of bardatas → where ?</text:p>
                </text:list-item>
                <text:list-item>
                  <text:p text:style-name="P69">//_20200522_114017:tmp (\FxTestController.php)</text:p>
                </text:list-item>
              </text:list>
            </text:list-item>
            <text:list-item>
              <text:p text:style-name="P69">T-1.2</text:p>
            </text:list-item>
          </text:list>
        </text:list-item>
        <text:list-item>
          <text:p text:style-name="P69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3702402" text:continue-numbering="true" text:style-name="L28">
        <text:list-item>
          <text:list>
            <text:list-item>
              <text:p text:style-name="P69">T-2.1 : new FUNC : slice_Raw_Data()</text:p>
              <text:list>
                <text:list-item>
                  <text:list>
                    <text:list-item>
                      <text:p text:style-name="P69">//_20200522_115734:head</text:p>
                    </text:list-item>
                  </text:list>
                </text:list-item>
                <text:list-item>
                  <text:p text:style-name="P69">DUP</text:p>
                </text:list-item>
                <text:list-item>
                  <text:p text:style-name="P69">sig</text:p>
                </text:list-item>
                <text:list-item>
                  <text:p text:style-name="P69">labels</text:p>
                </text:list-item>
                <text:list-item>
                  <text:p text:style-name="P69">skeleton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<text:span text:style-name="T1">#_ </text:span>T-2.2 : look-around</text:p>
              <text:list>
                <text:list-item>
                  <text:p text:style-name="P69"><text:soft-page-break/>TREE</text:p>
                  <text:list>
                    <text:list-item>
                      <text:p text:style-name="P69">_slice_Raw_Data_By_Week</text:p>
                      <text:list>
                        <text:list-item>
                          <text:p text:style-name="P69">LibFxAdmin::slice_Raw_Data_By_Week</text:p>
                          <text:list>
                            <text:list-item>
                              <text:p text:style-name="P69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T-2.3 : func : conv_CSV_Lines_To_BarDatas ==&gt; review</text:p>
            </text:list-item>
            <text:list-item>
              <text:p text:style-name="P69"><text:span text:style-name="T1">#_ </text:span>T-2.4 : class “BarData” ==&gt; add field</text:p>
              <text:list>
                <text:list-item>
                  <text:p text:style-name="P69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93802438345401407" text:style-name="L29">
        <text:list-item>
          <text:p text:style-name="P163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3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3724364" text:continue-list="list33718898" text:style-name="L1">
        <text:list-item>
          <text:p text:style-name="P48">REVIEW </text:p>
        </text:list-item>
        <text:list-item>
          <text:p text:style-name="P48">TASK-1</text:p>
        </text:list-item>
      </text:list>
      <text:p text:style-name="P9"/>
      <text:p text:style-name="P9">[next]</text:p>
      <text:list xml:id="list3315989744979495237" text:style-name="L30">
        <text:list-item>
          <text:p text:style-name="P70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8239526918076502182" text:style-name="L31">
        <text:list-item>
          <text:p text:style-name="P71">REVIEW </text:p>
        </text:list-item>
        <text:list-item>
          <text:p text:style-name="P71">TASK-1 : TASKS-28.1 : “<text:span text:style-name="T27">get_ListOf_BarDatas</text:span>” ==&gt; DUP</text:p>
          <text:list>
            <text:list-item>
              <text:list>
                <text:list-item>
                  <text:p text:style-name="P71">//_20200105_171836:head (\Lib\utils\libfx.php) </text:p>
                </text:list-item>
              </text:list>
            </text:list-item>
            <text:list-item>
              <text:p text:style-name="P71"><text:span text:style-name="T3">#_ </text:span>T-1.1 : DUP ==&gt; func : conv_CSV_Lines_To_BarDatas</text:p>
              <text:list>
                <text:list-item>
                  <text:p text:style-name="P71">conv_CSV_Lines_To_BarDatas__V2</text:p>
                  <text:list>
                    <text:list-item>
                      <text:p text:style-name="P71">//_20200522_164054:tmp</text:p>
                    </text:list-item>
                  </text:list>
                </text:list-item>
              </text:list>
            </text:list-item>
            <text:list-item>
              <text:p text:style-name="P71">T-1.2 : new FUNC : _slice_Raw_Data_By_Day (FxAdminController)</text:p>
              <text:list>
                <text:list-item>
                  <text:p text:style-name="P71">DUP : _slice_Raw_Data_By_Week</text:p>
                </text:list-item>
                <text:list-item>
                  <text:p text:style-name="P71">skeleton</text:p>
                </text:list-item>
                <text:list-item>
                  <text:p text:style-name="P71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3709307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3 : use ==&gt; conv_CSV_Lines_To_BarDatas__V2</text:p>
              <text:list>
                <text:list-item>
                  <text:p text:style-name="P71">CODE </text:p>
                  <text:list>
                    <text:list-item>
                      <text:p text:style-name="P71">new FUNC : LibFxAdmin::slice_Raw_Data_By_Day__V2</text:p>
                    </text:list-item>
                    <text:list-item>
                      <text:p text:style-name="P71"><text:span text:style-name="T3">#_ </text:span>DUP</text:p>
                    </text:list-item>
                    <text:list-item>
                      <text:p text:style-name="P71"><text:span text:style-name="T3">#_ </text:span>skeleton</text:p>
                    </text:list-item>
                    <text:list-item>
                      <text:p text:style-name="P71">caller lines </text:p>
                    </text:list-item>
                    <text:list-item>
                      <text:p text:style-name="P71">TEST ==&gt; OK</text:p>
                    </text:list-item>
                  </text:list>
                </text:list-item>
                <text:list-item>
                  <text:p text:style-name="P71"><text:soft-page-break/>TEST : //_20200522_170915:tmp</text:p>
                  <text:list>
                    <text:list-item>
                      <text:p text:style-name="P71">return val : $lo_BarDatas ==&gt; show the 1<text:span text:style-name="T28">st</text:span> line</text:p>
                    </text:list-item>
                    <text:list-item>
                      <text:p text:style-name="P71">==&gt; PROBLEM : “object(BarData) {</text:p>
                    </text:list-item>
                    <text:list-item>
                      <text:p text:style-name="P71"><text:tab/>no =&gt; '1'</text:p>
                    </text:list-item>
                    <text:list-item>
                      <text:p text:style-name="P71"><text:tab/>price_Open =&gt; ';'</text:p>
                    </text:list-item>
                    <text:list-item>
                      <text:p text:style-name="P71"><text:tab/>price_High =&gt; '7'</text:p>
                    </text:list-item>
                    <text:list-item>
                      <text:p text:style-name="P71"><text:tab/>price_Low =&gt; '0'</text:p>
                    </text:list-item>
                    <text:list-item>
                      <text:p text:style-name="P71"><text:tab/>price_Close =&gt; '.'</text:p>
                    </text:list-item>
                    <text:list-item>
                      <text:p text:style-name="P71"><text:tab/>rsi =&gt; '6'</text:p>
                    </text:list-item>
                    <text:list-item>
                      <text:p text:style-name="P71"><text:tab/>mfi =&gt; '2'</text:p>
                    </text:list-item>
                    <text:list-item>
                      <text:p text:style-name="P71"><text:tab/>force =&gt; '7'</text:p>
                    </text:list-item>
                    <text:list-item>
                      <text:p text:style-name="P71"><text:tab/>bb_2S =&gt; ';'</text:p>
                    </text:list-item>
                    <text:list-item>
                      <text:p text:style-name="P71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092636466584048757" text:style-name="L32">
        <text:list-item>
          <text:p text:style-name="P72">TASK : continue ==&gt; fix problem</text:p>
          <text:list>
            <text:list-item>
              <text:p text:style-name="P72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7451420566054663066" text:style-name="L33">
        <text:list-item>
          <text:p text:style-name="P73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3709145" text:continue-numbering="true" text:style-name="L33">
        <text:list-item>
          <text:p text:style-name="P73"><text:span text:style-name="T1">#_ </text:span>TASK-1 : continue ==&gt; fix problem</text:p>
          <text:list>
            <text:list-item>
              <text:list>
                <text:list-item>
                  <text:p text:style-name="P73">//_20200522_171234:next (LibFxAdmin)</text:p>
                </text:list-item>
              </text:list>
            </text:list-item>
            <text:list-item>
              <text:p text:style-name="P73">T-1.1 : debugging</text:p>
              <text:list>
                <text:list-item>
                  <text:p text:style-name="P73">CODE : //debug:20200523_161125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2 : new FUNC ==&gt; test_Libfx_Conv_CSV_Lines_To_BarDatas__V2</text:p>
              <text:list>
                <text:list-item>
                  <text:p text:style-name="P73">CODE</text:p>
                </text:list-item>
                <text:list-item>
                  <text:p text:style-name="P74">TEST ==&gt; OK</text:p>
                </text:list-item>
              </text:list>
            </text:list-item>
          </text:list>
        </text:list-item>
        <text:list-item>
          <text:p text:style-name="P73">TASK-2 </text:p>
          <text:list>
            <text:list-item>
              <text:p text:style-name="P73">new FUNC : sort_CSV_Lines_BarData__By_Date</text:p>
              <text:list>
                <text:list-item>
                  <text:p text:style-name="P73">caller : //_20200523_163505:tmp</text:p>
                </text:list-item>
                <text:list-item>
                  <text:p text:style-name="P73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441121548546876261" text:style-name="L34">
        <text:list-item>
          <text:p text:style-name="P75">TASK</text:p>
          <text:list>
            <text:list-item>
              <text:p text:style-name="P75">//_20200523_164309:next (LibFxAdmin)</text:p>
            </text:list-item>
            <text:list-item>
              <text:p text:style-name="P75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2965536634444015685" text:style-name="L35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//_20200523_164309:next (LibFxAdmin)</text:p>
                </text:list-item>
                <text:list-item>
                  <text:p text:style-name="P76">ref : //_20200523_163753:ref (LibFxAdmin)</text:p>
                </text:list-item>
              </text:list>
            </text:list-item>
            <text:list-item>
              <text:p text:style-name="P76">T-1.1 : upto ==&gt; show datetime vals </text:p>
              <text:list>
                <text:list-item>
                  <text:p text:style-name="P76">CODE</text:p>
                </text:list-item>
                <text:list-item>
                  <text:p text:style-name="P76">TEST ==&gt; OK</text:p>
                </text:list-item>
              </text:list>
            </text:list-item>
            <text:list-item>
              <text:p text:style-name="P76">T-1.2 : upto → compare</text:p>
              <text:list>
                <text:list-item>
                  <text:p text:style-name="P76">//debug:20200524_112305</text:p>
                  <text:list>
                    <text:list-item>
                      <text:p text:style-name="P76">==&gt; OK</text:p>
                    </text:list-item>
                  </text:list>
                </text:list-item>
                <text:list-item>
                  <text:p text:style-name="P76">//debug:20200524_112536</text:p>
                  <text:list>
                    <text:list-item>
                      <text:p text:style-name="P76">==&gt; OK</text:p>
                    </text:list-item>
                  </text:list>
                </text:list-item>
              </text:list>
            </text:list-item>
            <text:list-item>
              <text:p text:style-name="P76">T-1.3 : judge</text:p>
              <text:list>
                <text:list-item>
                  <text:p text:style-name="P76">//debug:20200524_112849</text:p>
                  <text:list>
                    <text:list-item>
                      <text:p text:style-name="P76">==&gt; OK</text:p>
                    </text:list-item>
                  </text:list>
                </text:list-item>
              </text:list>
            </text:list-item>
            <text:list-item>
              <text:p text:style-name="P76">T-1.4 : sort</text:p>
              <text:list>
                <text:list-item>
                  <text:p text:style-name="P76">//_20200524_113854:tmp</text:p>
                </text:list-item>
                <text:list-item>
                  <text:p text:style-name="P76">//debug:20200524_114454</text:p>
                  <text:list>
                    <text:list-item>
                      <text:p text:style-name="P76">==&gt; OK </text:p>
                    </text:list-item>
                  </text:list>
                </text:list-item>
              </text:list>
            </text:list-item>
            <text:list-item>
              <text:p text:style-name="P76"/>
            </text:list-item>
          </text:list>
        </text:list-item>
      </text:list>
      <text:p text:style-name="P9"/>
      <text:p text:style-name="P9">[next]</text:p>
      <text:list xml:id="list3826142435277534651" text:style-name="L36">
        <text:list-item>
          <text:p text:style-name="P77">TASK : slice (TASKS-13)</text:p>
          <text:list>
            <text:list-item>
              <text:p text:style-name="P77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4286513241834685434" text:style-name="L37">
        <text:list-item>
          <text:p text:style-name="P78">REVIEW </text:p>
        </text:list-item>
        <text:list-item>
          <text:p text:style-name="P78">TASK-1 </text:p>
          <text:list>
            <text:list-item>
              <text:list>
                <text:list-item>
                  <text:p text:style-name="P175">slice (TASKS-13)</text:p>
                </text:list-item>
                <text:list-item>
                  <text:p text:style-name="P78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3704540" text:continue-numbering="true" text:style-name="L37">
        <text:list-item>
          <text:list>
            <text:list-item>
              <text:p text:style-name="P78">T-1.1 : start iteration</text:p>
              <text:list>
                <text:list-item>
                  <text:p text:style-name="P78">CODE</text:p>
                </text:list-item>
                <text:list-item>
                  <text:p text:style-name="P78">TEST : //debug:20200524_160552</text:p>
                  <text:list>
                    <text:list-item>
                      <text:p text:style-name="P78">==&gt; OK</text:p>
                    </text:list-item>
                  </text:list>
                </text:list-item>
              </text:list>
            </text:list-item>
            <text:list-item>
              <text:p text:style-name="P78"><text:span text:style-name="T1">#_ </text:span>T-1.2 : iteration ==&gt; more → 500</text:p>
              <text:list>
                <text:list-item>
                  <text:p text:style-name="P78">//_20200524_162513:tmp</text:p>
                </text:list-item>
                <text:list-item>
                  <text:p text:style-name="P78">==&gt; OK </text:p>
                </text:list-item>
              </text:list>
            </text:list-item>
            <text:list-item>
              <text:p text:style-name="P78">T-1.3 : “$lo_CSV_Lines_By_Day” =&gt; each entry : first line ?</text:p>
              <text:list>
                <text:list-item>
                  <text:p text:style-name="P78">//_20200524_162938:tmp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T-1.4 : same as T-1.3; max iteration ==&gt; 700</text:p>
              <text:list>
                <text:list-item>
                  <text:p text:style-name="P78">//_20200524_162513:tmp</text:p>
                </text:list-item>
                <text:list-item>
                  <text:p text:style-name="P78">==&gt; OK</text:p>
                </text:list-item>
              </text:list>
            </text:list-item>
            <text:list-item>
              <text:p text:style-name="P78">T-1.5 : max iteration ==&gt; off</text:p>
              <text:list>
                <text:list-item>
                  <text:p text:style-name="P78">//debug:20200524_160552</text:p>
                </text:list-item>
                <text:list-item>
                  <text:p text:style-name="P78">EXEC</text:p>
                </text:list-item>
                <text:list-item>
                  <text:p text:style-name="P78"><text:soft-page-break/>search ==&gt; “$lines_Day[0] =&gt;”</text:p>
                </text:list-item>
                <text:list-item>
                  <text:p text:style-name="P78"><text:span text:style-name="T1">#_ </text:span>PROBLEM : “5/21” → not included</text:p>
                  <text:list>
                    <text:list-item>
                      <text:p text:style-name="P78">TRY-1 : //_20200524_164203:tmp</text:p>
                      <text:list>
                        <text:list-item>
                          <text:p text:style-name="P78">//_20200524_164445:fix</text:p>
                        </text:list-item>
                        <text:list-item>
                          <text:p text:style-name="P78">==&gt; search “$lines_Day[0] =&gt;”</text:p>
                        </text:list-item>
                        <text:list-item>
                          <text:p text:style-name="P78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59149680047157032" text:style-name="L38">
        <text:list-item>
          <text:p text:style-name="P79">TASK : TASKS-13.1</text:p>
          <text:list>
            <text:list-item>
              <text:p text:style-name="P79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2121082996413336596" text:style-name="L39">
        <text:list-item>
          <text:p text:style-name="P80">REVIEW </text:p>
        </text:list-item>
        <text:list-item>
          <text:p text:style-name="P80">TASK-1<text:span text:style-name="T25"> : TASKS-13.1</text:span></text:p>
          <text:list>
            <text:list-item>
              <text:list>
                <text:list-item>
                  <text:p text:style-name="P145">//_20200524_165246:next (FxAdminController)</text:p>
                </text:list-item>
              </text:list>
            </text:list-item>
            <text:list-item>
              <text:p text:style-name="P80"><text:span text:style-name="T2">#_ </text:span><text:span text:style-name="T25">T-1.1 : func : slice_Raw_Data_By_Day__V2</text:span></text:p>
              <text:list>
                <text:list-item>
                  <text:p text:style-name="P145">CODE</text:p>
                  <text:list>
                    <text:list-item>
                      <text:p text:style-name="P145">//_20200525_160049:tmp (LibFxAdmin)</text:p>
                    </text:list-item>
                    <text:list-item>
                      <text:p text:style-name="P145">//_20200524_165246:next (FxAdminController) </text:p>
                    </text:list-item>
                  </text:list>
                </text:list-item>
                <text:list-item>
                  <text:p text:style-name="P80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3714702" text:continue-numbering="true" text:style-name="L39">
        <text:list-item>
          <text:list>
            <text:list-item>
              <text:p text:style-name="P145">T-1.2 : write to file </text:p>
              <text:list>
                <text:list-item>
                  <text:list>
                    <text:list-item>
                      <text:p text:style-name="P145">//_20200525_161041:tmp</text:p>
                    </text:list-item>
                  </text:list>
                </text:list-item>
              </text:list>
            </text:list-item>
            <text:list-item>
              <text:p text:style-name="P80"><text:span text:style-name="T2">#_ </text:span><text:span text:style-name="T25">T-1.2.1 : build → dst dir path</text:span></text:p>
            </text:list-item>
            <text:list-item>
              <text:p text:style-name="P80"><text:span text:style-name="T2">#_ </text:span><text:span text:style-name="T25">T-1.2.2 : make dirs </text:span></text:p>
              <text:list>
                <text:list-item>
                  <text:p text:style-name="P145">==&gt; OK</text:p>
                </text:list-item>
              </text:list>
            </text:list-item>
            <text:list-item>
              <text:p text:style-name="P80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2848176679660315894" text:style-name="L40">
        <text:list-item>
          <text:p text:style-name="P81">TASK : this ==&gt; T-1.2.3 (<text:span text:style-name="T25">TASKS-13.1)</text:span></text:p>
          <text:list>
            <text:list-item>
              <text:p text:style-name="P146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9022721050994983573" text:style-name="L41">
        <text:list-item>
          <text:p text:style-name="P82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3702935" text:continue-numbering="true" text:style-name="L41">
        <text:list-item>
          <text:p text:style-name="P82">TASK-1</text:p>
          <text:list>
            <text:list-item>
              <text:p text:style-name="P82">T-1.1 : build file full path</text:p>
              <text:list>
                <text:list-item>
                  <text:p text:style-name="P82">==&gt; OK : //_20200526_114404:tmp</text:p>
                </text:list-item>
              </text:list>
            </text:list-item>
            <text:list-item>
              <text:p text:style-name="P82">T-1.2 : file ==&gt; wri<text:span text:style-name="T25">te (blank)</text:span></text:p>
              <text:list>
                <text:list-item>
                  <text:p text:style-name="P147">//_20200526_114428:tmp</text:p>
                </text:list-item>
                <text:list-item>
                  <text:p text:style-name="P147"><text:soft-page-break/>==&gt; OK</text:p>
                </text:list-item>
              </text:list>
            </text:list-item>
            <text:list-item>
              <text:p text:style-name="P147">T-1.3 : file → write : header</text:p>
              <text:list>
                <text:list-item>
                  <text:p text:style-name="P147">//_20200526_114637:tmp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47">T-1.4 : file → write : data</text:p>
              <text:list>
                <text:list-item>
                  <text:p text:style-name="P147">//_20200526_115023:tmp</text:p>
                </text:list-item>
                <text:list-item>
                  <text:p text:style-name="P147">==&gt; OK</text:p>
                </text:list-item>
              </text:list>
            </text:list-item>
          </text:list>
        </text:list-item>
      </text:list>
      <text:p text:style-name="P9">[next]</text:p>
      <text:list xml:id="list5895569121781204633" text:style-name="L42">
        <text:list-item>
          <text:p text:style-name="P83">TASK : continue ==&gt; wri<text:span text:style-name="T25">tten csv lines → reverse order ----&gt; Z-A</text:span></text:p>
          <text:list>
            <text:list-item>
              <text:p text:style-name="P148">//_20200526_115844:next // FxAdminController</text:p>
            </text:list-item>
            <text:list-item>
              <text:p text:style-name="P148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7296035433119067575" text:style-name="L43">
        <text:list-item>
          <text:p text:style-name="P84">REVIEW <text:s/></text:p>
        </text:list-item>
        <text:list-item>
          <text:p text:style-name="P84">TASK-1 : wri<text:span text:style-name="T25">tten csv lines → reverse order ----&gt; Z-A</text:span></text:p>
          <text:list>
            <text:list-item>
              <text:list>
                <text:list-item>
                  <text:p text:style-name="P149">//_20200526_115844:next // FxAdminController</text:p>
                </text:list-item>
                <text:list-item>
                  <text:p text:style-name="P149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3708065" text:continue-numbering="true" text:style-name="L43">
        <text:list-item>
          <text:list>
            <text:list-item>
              <text:p text:style-name="P84">T-1.1 : conditioning</text:p>
              <text:list>
                <text:list-item>
                  <text:p text:style-name="P84">CODE : //_20200526_183618:tmp</text:p>
                </text:list-item>
                <text:list-item>
                  <text:p text:style-name="P84"><text:soft-page-break/>TEST ==&gt; </text:p>
                  <text:list>
                    <text:list-item>
                      <text:p text:style-name="P8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441907025396768472" text:style-name="L44">
        <text:list-item>
          <text:p text:style-name="P85">TASK : TASKS-13b</text:p>
          <text:list>
            <text:list-item>
              <text:p text:style-name="P85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754874278580407563" text:style-name="L45">
        <text:list-item>
          <text:p text:style-name="P86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3721687" text:continue-numbering="true" text:style-name="L45">
        <text:list-item>
          <text:p text:style-name="P86">TASK-1 : TASKS-13b </text:p>
          <text:list>
            <text:list-item>
              <text:list>
                <text:list-item>
                  <text:p text:style-name="P86">//_20200526_184754:next<text:tab/>FxAdminController</text:p>
                </text:list-item>
                <text:list-item>
                  <text:p text:style-name="P86">use → param vals</text:p>
                </text:list-item>
              </text:list>
            </text:list-item>
            <text:list-item>
              <text:p text:style-name="P86"><text:span text:style-name="T1">#_ </text:span>T-1.1 : show → param vals in debug lines</text:p>
            </text:list-item>
            <text:list-item>
              <text:p text:style-name="P86">T-1.2 : use ==&gt; new csv file</text:p>
              <text:list>
                <text:list-item>
                  <text:p text:style-name="P86">05.15 ~ last</text:p>
                </text:list-item>
                <text:list-item>
                  <text:p text:style-name="P86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3729209" text:continue-numbering="true" text:style-name="L45">
        <text:list-item>
          <text:list>
            <text:list-item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3 : 5.13 ~</text:p>
              <text:list>
                <text:list-item>
                  <text:p text:style-name="P86"><text:soft-page-break/>new csv</text:p>
                </text:list-item>
                <text:list-item>
                  <text:p text:style-name="P86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728705" text:continue-numbering="true" text:style-name="L45">
        <text:list-item>
          <text:list>
            <text:list-item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/>
            </text:list-item>
          </text:list>
        </text:list-item>
      </text:list>
      <text:p text:style-name="P9">[next]</text:p>
      <text:list xml:id="list876928790552212976" text:style-name="L46">
        <text:list-item>
          <text:p text:style-name="P87">TASK : COMPLETE</text:p>
        </text:list-item>
        <text:list-item>
          <text:p text:style-name="P87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9167048833377066567" text:style-name="L47">
        <text:list-item>
          <text:p text:style-name="P88">REVIEW </text:p>
        </text:list-item>
        <text:list-item>
          <text:p text:style-name="P88">TASK-1 : setup</text:p>
          <text:list>
            <text:list-item>
              <text:p text:style-name="P88">T-1.1 : DUP ==&gt; fx_tester_T_1</text:p>
              <text:list>
                <text:list-item>
                  <text:p text:style-name="P88">DUP</text:p>
                </text:list-item>
                <text:list-item>
                  <text:p text:style-name="P88">skeleton </text:p>
                </text:list-item>
                <text:list-item>
                  <text:p text:style-name="P88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3703066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8">==&gt; OK : “Missing View”</text:p>
                    </text:list-item>
                  </text:list>
                </text:list-item>
              </text:list>
            </text:list-item>
            <text:list-item>
              <text:p text:style-name="P88"><text:soft-page-break/>T-1.2 : view</text:p>
              <text:list>
                <text:list-item>
                  <text:p text:style-name="P88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44545234902150906" text:style-name="L48">
        <text:list-item>
          <text:p text:style-name="P89">TASK<text:span text:style-name="T25"> : TASKS-29.1</text:span></text:p>
          <text:list>
            <text:list-item>
              <text:p text:style-name="P150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7302225126521050149" text:style-name="L49">
        <text:list-item>
          <text:p text:style-name="P90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3727990" text:continue-numbering="true" text:style-name="L49">
        <text:list-item>
          <text:p text:style-name="P90">TASK-1 : <text:span text:style-name="T25">TASKS-29.1</text:span></text:p>
          <text:list>
            <text:list-item>
              <text:list>
                <text:list-item>
                  <text:p text:style-name="P151">//_20200527_103506:next</text:p>
                </text:list-item>
                <text:list-item>
                  <text:p text:style-name="P151">new FUNC : fx_tester_T_1__Order_Buy__V2()</text:p>
                </text:list-item>
              </text:list>
            </text:list-item>
            <text:list-item>
              <text:p text:style-name="P151"><text:span text:style-name="T1">#_ </text:span>T-1.1</text:p>
              <text:list>
                <text:list-item>
                  <text:p text:style-name="P151">sig / label / caller</text:p>
                </text:list-item>
                <text:list-item>
                  <text:p text:style-name="P151">==&gt; OK</text:p>
                </text:list-item>
              </text:list>
            </text:list-item>
            <text:list-item>
              <text:p text:style-name="P151"><text:span text:style-name="T1">#_ </text:span>T-1.2 : “step : 0 : 0 : A : 1” ==&gt; params</text:p>
              <text:list>
                <text:list-item>
                  <text:p text:style-name="P151">//_20200528_140405:ref</text:p>
                </text:list-item>
                <text:list-item>
                  <text:p text:style-name="P151"><text:soft-page-break/>CODE : //_20200528_140426:tmp</text:p>
                </text:list-item>
                <text:list-item>
                  <text:p text:style-name="P151"/>
                </text:list-item>
              </text:list>
            </text:list-item>
            <text:list-item>
              <text:p text:style-name="P151">T-1.X : “prep : log dir” : </text:p>
              <text:list>
                <text:list-item>
                  <text:p text:style-name="P151">ref : //_20200201_161421:tmp</text:p>
                </text:list-item>
                <text:list-item>
                  <text:p text:style-name="P151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079031375983120057" text:style-name="L50">
        <text:list-item>
          <text:p text:style-name="P91">TASK-1 : <text:span text:style-name="T25">“prep : log dir” : </text:span></text:p>
          <text:list>
            <text:list-item>
              <text:p text:style-name="P152">ref : //_20200201_161421:tmp</text:p>
            </text:list-item>
            <text:list-item>
              <text:p text:style-name="P152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6673076679219304067" text:style-name="L51">
        <text:list-item>
          <text:p text:style-name="P92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3734437" text:continue-numbering="true" text:style-name="L51">
        <text:list-item>
          <text:p text:style-name="P92">TASK-1</text:p>
          <text:list>
            <text:list-item>
              <text:p text:style-name="P92">T-1.1 : dpath log</text:p>
              <text:list>
                <text:list-item>
                  <text:p text:style-name="P92">//_20200529_181231:tmp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<text:soft-page-break/>T-1.2 : “prep : log dir” ==&gt; to a func</text:p>
              <text:list>
                <text:list-item>
                  <text:p text:style-name="P92">CODE : //_20200529_182703:tmp</text:p>
                  <text:list>
                    <text:list-item>
                      <text:p text:style-name="P92">fx_tester_T_1__Order_Buy__V2__Log_Dir</text:p>
                    </text:list-item>
                  </text:list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T-1.3 : params ==&gt; to a func</text:p>
              <text:list>
                <text:list-item>
                  <text:p text:style-name="P92">CODE : //_20200529_183406:tmp</text:p>
                  <text:list>
                    <text:list-item>
                      <text:p text:style-name="P92">fx_tester_T_1__Order_Buy__V2__Params</text:p>
                    </text:list-item>
                    <text:list-item>
                      <text:p text:style-name="P92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175611829267040753" text:style-name="L52">
        <text:list-item>
          <text:p text:style-name="P93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5633492557036093548" text:style-name="L53">
        <text:list-item>
          <text:p text:style-name="P94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712150" text:continue-numbering="true" text:style-name="L53">
        <text:list-item>
          <text:p text:style-name="P94">TASK-1 </text:p>
          <text:list>
            <text:list-item>
              <text:list>
                <text:list-item>
                  <text:p text:style-name="P94">//_20200529_185258:next (FxTestController)</text:p>
                </text:list-item>
                <text:list-item>
                  <text:p text:style-name="P94">TASKS-29.2 : get : list of bardatas</text:p>
                </text:list-item>
                <text:list-item>
                  <text:p text:style-name="P94">csv</text:p>
                  <text:list>
                    <text:list-item>
                      <text:p text:style-name="P94"/>
                    </text:list-item>
                  </text:list>
                </text:list-item>
              </text:list>
            </text:list-item>
            <text:list-item>
              <text:p text:style-name="P94">T-1.1 : review the situation</text:p>
              <text:list>
                <text:list-item>
                  <text:p text:style-name="P94">wri<text:span text:style-name="T25">te log : //_20200530_130239:tmp</text:span></text:p>
                </text:list-item>
                <text:list-item>
                  <text:p text:style-name="P153">==&gt; OK</text:p>
                </text:list-item>
              </text:list>
            </text:list-item>
            <text:list-item>
              <text:p text:style-name="P94"><text:span text:style-name="T2">#_ </text:span><text:span text:style-name="T25">SEG-1 : gen → slicded csv files</text:span></text:p>
              <text:list>
                <text:list-item>
                  <text:p text:style-name="P153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3704780" text:continue-numbering="true" text:style-name="L53">
        <text:list-item>
          <text:list>
            <text:list-item>
              <text:p text:style-name="P153">SEG-2 : new param ==&gt; dpath for source csv file</text:p>
              <text:list>
                <text:list-item>
                  <text:p text:style-name="P153">S-2.1 : //_20200528_132032:head</text:p>
                  <text:list>
                    <text:list-item>
                      <text:p text:style-name="P153">CODE</text:p>
                    </text:list-item>
                    <text:list-item>
                      <text:p text:style-name="P153">TEST ==&gt; </text:p>
                    </text:list-item>
                  </text:list>
                </text:list-item>
              </text:list>
            </text:list-item>
            <text:list-item>
              <text:p text:style-name="P153">T-1.2 : review ==&gt; Libfx::get_ListOf_BarDatas</text:p>
              <text:list>
                <text:list-item>
                  <text:p text:style-name="P153">new FUNC : Libfx::get_ListOf_BarDatas__V2</text:p>
                  <text:list>
                    <text:list-item>
                      <text:p text:style-name="P153">DUP / sig / labels / skeleton / </text:p>
                    </text:list-item>
                    <text:list-item>
                      <text:p text:style-name="P153"><text:soft-page-break/>caller </text:p>
                    </text:list-item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T-1.3 : get_ListOf_BarDatas__V2</text:p>
              <text:list>
                <text:list-item>
                  <text:p text:style-name="P153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36607647987968944" text:style-name="L54">
        <text:list-item>
          <text:p text:style-name="P95">TASK : testing</text:p>
          <text:list>
            <text:list-item>
              <text:p text:style-name="P95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5592497493254675867" text:style-name="L55">
        <text:list-item>
          <text:p text:style-name="P96">REVIEW </text:p>
        </text:list-item>
        <text:list-item>
          <text:p text:style-name="P96">TASK-1 : testing</text:p>
          <text:list>
            <text:list-item>
              <text:list>
                <text:list-item>
                  <text:p text:style-name="P96">//_20200530_143853:next (FxTestController)</text:p>
                </text:list-item>
              </text:list>
            </text:list-item>
            <text:list-item>
              <text:p text:style-name="P96">T-1.1 </text:p>
              <text:list>
                <text:list-item>
                  <text:p text:style-name="P96">draw : flowchart</text:p>
                  <text:list>
                    <text:list-item>
                      <text:p text:style-name="P96">ref : </text:p>
                      <text:list>
                        <text:list-item>
                          <text:p text:style-name="P96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6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6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6">SEG-1 : while-loop ==&gt; to a func</text:p>
                      <text:list>
                        <text:list-item>
                          <text:p text:style-name="P96">S-1.1</text:p>
                          <text:list>
                            <text:list-item>
                              <text:p text:style-name="P96">//_20200531_132021:tmp</text:p>
                            </text:list-item>
                            <text:list-item>
                              <text:p text:style-name="P96">fx_tester_T_1__Order_Buy__V2__While_Loop</text:p>
                            </text:list-item>
                          </text:list>
                        </text:list-item>
                        <text:list-item>
                          <text:p text:style-name="P96">TEST ==&gt; </text:p>
                          <text:list>
                            <text:list-item>
                              <text:p text:style-name="P96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SEG-2 : new FILE : PD.php (pattern detecter)</text:p>
                      <text:list>
                        <text:list-item>
                          <text:p text:style-name="P96">S-2.1 : new FILE : PD.php</text:p>
                          <text:list>
                            <text:list-item>
                              <text:p text:style-name="P96">DUP</text:p>
                            </text:list-item>
                            <text:list-item>
                              <text:p text:style-name="P96">==&gt; OK</text:p>
                            </text:list-item>
                          </text:list>
                        </text:list-item>
                        <text:list-item>
                          <text:p text:style-name="P96">S-2.2 : new FUNC : dp_All()</text:p>
                          <text:list>
                            <text:list-item>
                              <text:p text:style-name="P9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66384380727575486" text:style-name="L56">
        <text:list-item>
          <text:p text:style-name="P97">TASK : while-loop ==&gt; add → for-loop</text:p>
          <text:list>
            <text:list-item>
              <text:p text:style-name="P97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2937188268191726607" text:style-name="L57">
        <text:list-item>
          <text:p text:style-name="P98">REVIEW </text:p>
        </text:list-item>
        <text:list-item>
          <text:p text:style-name="P98">TASK-1 : while-loop ==&gt; add → for-loop</text:p>
          <text:list>
            <text:list-item>
              <text:list>
                <text:list-item>
                  <text:p text:style-name="P98">//_20200531_142253:next</text:p>
                </text:list-item>
              </text:list>
            </text:list-item>
            <text:list-item>
              <text:p text:style-name="P98"><text:span text:style-name="T1">#_ </text:span>T-1.1 </text:p>
              <text:list>
                <text:list-item>
                  <text:p text:style-name="P98">for-loop ==&gt; start coding</text:p>
                </text:list-item>
                <text:list-item>
                  <text:p text:style-name="P98">==&gt; OK</text:p>
                </text:list-item>
              </text:list>
            </text:list-item>
            <text:list-item>
              <text:p text:style-name="P98"><text:span text:style-name="T1">#_ </text:span>T-1.2 : for-loop ==&gt; to a func</text:p>
              <text:list>
                <text:list-item>
                  <text:p text:style-name="P98">new FUNC : fx_tester_T_1__Order_Buy__V2__For_Loop</text:p>
                  <text:list>
                    <text:list-item>
                      <text:p text:style-name="P98">//_20200601_093740:caller</text:p>
                    </text:list-item>
                    <text:list-item>
                      <text:p text:style-name="P98">//_20200601_093744:head</text:p>
                    </text:list-item>
                    <text:list-item>
                      <text:p text:style-name="P98">//_20200601_093747:wl</text:p>
                    </text:list-item>
                  </text:list>
                </text:list-item>
                <text:list-item>
                  <text:p text:style-name="P98">debug : //debug:20200601_094308</text:p>
                </text:list-item>
                <text:list-item>
                  <text:p text:style-name="P98">TEST ==&gt;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<text:span text:style-name="T1">#_ </text:span>T-1.3 : “position ==&gt; taken ?” → in the for-loop</text:p>
              <text:list>
                <text:list-item>
                  <text:p text:style-name="P98"><text:span text:style-name="T1">#_ </text:span>CODE</text:p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<text:span text:style-name="T1">#_ </text:span>T-1.4 : loop ==&gt; get total num</text:p>
              <text:list>
                <text:list-item>
                  <text:p text:style-name="P98">CODE : //_20200601_101537:tmp</text:p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5826139351699056" text:style-name="L58">
        <text:list-item>
          <text:p text:style-name="P99">TASK : pattern detection</text:p>
          <text:list>
            <text:list-item>
              <text:p text:style-name="P99">//_20200601_101636:next</text:p>
            </text:list-item>
            <text:list-item>
              <text:p text:style-name="P99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7727506689394682860" text:style-name="L59">
        <text:list-item>
          <text:p text:style-name="P100">REVIEW </text:p>
        </text:list-item>
        <text:list-item>
          <text:p text:style-name="P100">TASK-1 </text:p>
          <text:list>
            <text:list-item>
              <text:list>
                <text:list-item>
                  <text:p text:style-name="P176">pattern detection</text:p>
                  <text:list>
                    <text:list-item>
                      <text:p text:style-name="P100">//_20200601_101636:next</text:p>
                    </text:list-item>
                    <text:list-item>
                      <text:p text:style-name="P100">ref : //_20200601_101723:ref</text:p>
                    </text:list-item>
                  </text:list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CODING : C/P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0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0">CODE : //_20200601_142250:tmp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3: “j2 : Y : 2” : flag</text:p>
              <text:list>
                <text:list-item>
                  <text:p text:style-name="P100"><text:span text:style-name="T1">#_ </text:span>CODE 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T-1.4 : “step : 2 : j2 : choice-1 : Y : 3” → position</text:p>
              <text:list>
                <text:list-item>
                  <text:p text:style-name="P100">CODE : //_20200601_150706:tmp</text:p>
                </text:list-item>
                <text:list-item>
                  <text:p text:style-name="P100">TEST ==&gt; OK</text:p>
                </text:list-item>
              </text:list>
            </text:list-item>
            <text:list-item>
              <text:p text:style-name="P100"><text:soft-page-break/>T-1.5 : “step : 2 : j2 : choice-1 : Y : 4” → flag </text:p>
              <text:list>
                <text:list-item>
                  <text:p text:style-name="P100">CODE : //_20200601_151123:tmp</text:p>
                </text:list-item>
                <text:list-item>
                  <text:p text:style-name="P100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223695973597845271" text:style-name="L60">
        <text:list-item>
          <text:p text:style-name="P101">TASK : for-loop index ==&gt; return var $i → ($i * 2) ==&gt;</text:p>
          <text:list>
            <text:list-item>
              <text:p text:style-name="P101">==&gt; in while-loop → add line</text:p>
              <text:list>
                <text:list-item>
                  <text:p text:style-name="P101">“if $i &gt; $lenOf_LO_BarDatas ==&gt; break while-loop”</text:p>
                </text:list-item>
              </text:list>
            </text:list-item>
            <text:list-item>
              <text:p text:style-name="P101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549554118213713218" text:style-name="L61">
        <text:list-item>
          <text:p text:style-name="P102">REVIEW </text:p>
          <text:list>
            <text:list-item>
              <text:p text:style-name="P102">==&gt; OK</text:p>
            </text:list-item>
          </text:list>
        </text:list-item>
        <text:list-item>
          <text:p text:style-name="P102">TASK-1 : for-loop index ==&gt; return var $i → ($i * 2) ==&gt;</text:p>
          <text:list>
            <text:list-item>
              <text:list>
                <text:list-item>
                  <text:p text:style-name="P102">==&gt; in while-loop → add line</text:p>
                  <text:list>
                    <text:list-item>
                      <text:p text:style-name="P102">“if $i &gt; $lenOf_LO_BarDatas ==&gt; break while-loop”</text:p>
                    </text:list-item>
                  </text:list>
                </text:list-item>
                <text:list-item>
                  <text:p text:style-name="P102">//_20200601_152352:tmp (FxTestController)</text:p>
                </text:list-item>
              </text:list>
            </text:list-item>
            <text:list-item>
              <text:p text:style-name="P102"><text:span text:style-name="T1">#_ </text:span>T-1.1 : //coding:20200603_162120</text:p>
              <text:list>
                <text:list-item>
                  <text:p text:style-name="P102">debug : $idxOf_ForLoop_Last ==&gt; show the val in the while-loop</text:p>
                </text:list-item>
                <text:list-item>
                  <text:p text:style-name="P102">==&gt; OK</text:p>
                </text:list-item>
              </text:list>
            </text:list-item>
            <text:list-item>
              <text:p text:style-name="P102">T-1.2 :</text:p>
              <text:list>
                <text:list-item>
                  <text:list>
                    <text:list-item>
                      <text:p text:style-name="P102"><text:soft-page-break/>fx_tester_T_1__Order_Buy__V2__For_Loop</text:p>
                      <text:list>
                        <text:list-item>
                          <text:p text:style-name="P102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2">CODE : </text:p>
                  <text:list>
                    <text:list-item>
                      <text:p text:style-name="P102">//coding:20200603_162557 ==&gt; receiver line</text:p>
                    </text:list-item>
                    <text:list-item>
                      <text:p text:style-name="P102">//code:20200603_162633 ==&gt; func</text:p>
                    </text:list-item>
                  </text:list>
                </text:list-item>
                <text:list-item>
                  <text:p text:style-name="P102">TEST : debug “$idxOf_Position_Start”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3 : </text:p>
              <text:list>
                <text:list-item>
                  <text:list>
                    <text:list-item>
                      <text:p text:style-name="P102">$idxOf_Position_Start ==&gt; </text:p>
                    </text:list-item>
                    <text:list-item>
                      <text:p text:style-name="P102">//coding:20200603_163513 ==&gt; receiver line</text:p>
                    </text:list-item>
                  </text:list>
                </text:list-item>
                <text:list-item>
                  <text:p text:style-name="P102">CODE</text:p>
                </text:list-item>
                <text:list-item>
                  <text:p text:style-name="P102">TEST</text:p>
                  <text:list>
                    <text:list-item>
                      <text:p text:style-name="P102">==&gt; search “$idxOf_ForLoop_Start ==&gt; updated”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4 :</text:p>
              <text:list>
                <text:list-item>
                  <text:list>
                    <text:list-item>
                      <text:p text:style-name="P102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2">CODE</text:p>
                  <text:list>
                    <text:list-item>
                      <text:p text:style-name="P102">//code:20200603_164105 ==&gt; while loop</text:p>
                    </text:list-item>
                  </text:list>
                </text:list-item>
                <text:list-item>
                  <text:p text:style-name="P102">TEST</text:p>
                  <text:list>
                    <text:list-item>
                      <text:p text:style-name="P102">==&gt; search “$idxOf_ForLoop_Start &gt;= ”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  <text:list-item>
              <text:p text:style-name="P102">T-1.5 : review </text:p>
              <text:list>
                <text:list-item>
                  <text:list>
                    <text:list-item>
                      <text:p text:style-name="P102">“j2 : choice-1 : Y : 3” ==&gt; init position</text:p>
                    </text:list-item>
                  </text:list>
                </text:list-item>
                <text:list-item>
                  <text:p text:style-name="P102"/>
                </text:list-item>
              </text:list>
            </text:list-item>
          </text:list>
        </text:list-item>
      </text:list>
      <text:p text:style-name="P9">[next]</text:p>
      <text:list xml:id="list2178550721022718457" text:style-name="L62">
        <text:list-item>
          <text:p text:style-name="P103">TASK-1 : “j2 : choice-1 : Y : 3”</text:p>
          <text:list>
            <text:list-item>
              <text:p text:style-name="P103">==&gt; further</text:p>
            </text:list-item>
            <text:list-item>
              <text:p text:style-name="P103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7721945382204184251" text:style-name="L63">
        <text:list-item>
          <text:p text:style-name="P104">REVIEW </text:p>
        </text:list-item>
        <text:list-item>
          <text:p text:style-name="P104">TASK-1 : “j2 : choice-1 : Y : 3”</text:p>
          <text:list>
            <text:list-item>
              <text:list>
                <text:list-item>
                  <text:p text:style-name="P104">==&gt; further</text:p>
                </text:list-item>
                <text:list-item>
                  <text:p text:style-name="P104">//next:20200603_164949 [FxTestController </text:p>
                  <text:list>
                    <text:list-item>
                      <text:p text:style-name="P104">fx_tester_T_1__Order_Buy__V2__For_Loop</text:p>
                    </text:list-item>
                  </text:list>
                </text:list-item>
                <text:list-item>
                  <text:p text:style-name="P104">ref : </text:p>
                  <text:list>
                    <text:list-item>
                      <text:p text:style-name="P104">LibEaTester::fx_tester_T_1__Exec</text:p>
                    </text:list-item>
                    <text:list-item>
                      <text:p text:style-name="P104">LibEaTester::loop_J1_N (position not taken)</text:p>
                      <text:list>
                        <text:list-item>
                          <text:p text:style-name="P104">//ref:20200604_122301</text:p>
                        </text:list-item>
                        <text:list-item>
                          <text:p text:style-name="P104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1 : new FUNC ==&gt; set_Vals_To_Pos($i, $bardata) : void</text:p>
              <text:list>
                <text:list-item>
                  <text:p text:style-name="P104">CODE</text:p>
                  <text:list>
                    <text:list-item>
                      <text:p text:style-name="P104">LibEaTester_2 : //head:20200604_123006</text:p>
                    </text:list-item>
                    <text:list-item>
                      <text:p text:style-name="P104">caller line : //code:20200604_123320</text:p>
                    </text:list-item>
                    <text:list-item>
                      <text:p text:style-name="P104"><text:span text:style-name="T1">#_ </text:span>new globa vars : //code:20200604_123320</text:p>
                      <text:list>
                        <text:list-item>
                          <text:p text:style-name="P104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4">TEST ==&gt; </text:p>
                  <text:list>
                    <text:list-item>
                      <text:p text:style-name="P104">ADD : new CONS</text:p>
                      <text:list>
                        <text:list-item>
                          <text:p text:style-name="P104">//code:20200604_125131</text:p>
                        </text:list-item>
                      </text:list>
                    </text:list-item>
                    <text:list-item>
                      <text:p text:style-name="P104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86294195808103786" text:style-name="L64">
        <text:list-item>
          <text:p text:style-name="P105">TASK : continue ==&gt; “j1 : Y : 2” ~</text:p>
          <text:list>
            <text:list-item>
              <text:p text:style-name="P105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8855603902864656396" text:style-name="L65">
        <text:list-item>
          <text:p text:style-name="P106"><text:span text:style-name="T1">#_ </text:span>REVIEW </text:p>
        </text:list-item>
        <text:list-item>
          <text:p text:style-name="P106">TASK-1 : “j2 : Y : 5”</text:p>
          <text:list>
            <text:list-item>
              <text:list>
                <text:list-item>
                  <text:p text:style-name="P106">//code:20200604_174850</text:p>
                </text:list-item>
              </text:list>
            </text:list-item>
            <text:list-item>
              <text:p text:style-name="P106">T-1.1 : new FUNC ==&gt; “is_SL()” </text:p>
              <text:list>
                <text:list-item>
                  <text:p text:style-name="P106">CODE</text:p>
                </text:list-item>
                <text:list-item>
                  <text:p text:style-name="P106">TEST : search ==&gt; “is_SL ==&gt; ”</text:p>
                  <text:list>
                    <text:list-item>
                      <text:p text:style-name="P10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599842750011133123" text:style-name="L66">
        <text:list-item>
          <text:p text:style-name="P107">TASK : “j3.1 : N : 2”</text:p>
          <text:list>
            <text:list-item>
              <text:p text:style-name="P107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1668754505734837042" text:style-name="L67">
        <text:list-item>
          <text:p text:style-name="P108"><text:span text:style-name="T1">#_ </text:span>REVIEW ==&gt; OK</text:p>
        </text:list-item>
        <text:list-item>
          <text:p text:style-name="P108">TASK-1 : “j3.1 : N : 2”</text:p>
          <text:list>
            <text:list-item>
              <text:list>
                <text:list-item>
                  <text:p text:style-name="P108">//next:20200604_181437<text:tab/>: FxTestController <text:s text:c="2"/></text:p>
                </text:list-item>
              </text:list>
            </text:list-item>
            <text:list-item>
              <text:p text:style-name="P108">T-1.1 : “j3.1 : N : 1”</text:p>
              <text:list>
                <text:list-item>
                  <text:p text:style-name="P108">==&gt; OK </text:p>
                </text:list-item>
              </text:list>
            </text:list-item>
            <text:list-item>
              <text:p text:style-name="P108">T-1.2 : new FUNC ==&gt; “LibEaTester_2::is_TP”</text:p>
              <text:list>
                <text:list-item>
                  <text:list>
                    <text:list-item>
                      <text:p text:style-name="P108">//code:20200605_123445</text:p>
                    </text:list-item>
                  </text:list>
                </text:list-item>
                <text:list-item>
                  <text:p text:style-name="P108">DUP / sig / labels</text:p>
                </text:list-item>
                <text:list-item>
                  <text:p text:style-name="P108">caller</text:p>
                </text:list-item>
                <text:list-item>
                  <text:p text:style-name="P108">TEST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==&gt; OK : ~ “j2 : choice-1 : j3-2 : 2 : N : 1”</text:p>
            </text:list-item>
          </text:list>
        </text:list-item>
      </text:list>
      <text:p text:style-name="P9"/>
      <text:p text:style-name="P9">[next]</text:p>
      <text:list xml:id="list1437316326022673338" text:style-name="L68">
        <text:list-item>
          <text:p text:style-name="P109">TASK : “j2 : choice-1 : j3-2 : 2 : N : 2” ~</text:p>
          <text:list>
            <text:list-item>
              <text:p text:style-name="P109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8280601414134290006" text:style-name="L69">
        <text:list-item>
          <text:p text:style-name="P110"><text:span text:style-name="T1">#_ </text:span>REVIEW <text:s/></text:p>
        </text:list-item>
        <text:list-item>
          <text:p text:style-name="P110">TASK-1 : “j2 : choice-1 : j3-2 : 2 : N : 2” ~</text:p>
          <text:list>
            <text:list-item>
              <text:list>
                <text:list-item>
                  <text:p text:style-name="P110">//next:20200605_125122</text:p>
                </text:list-item>
                <text:list-item>
                  <text:p text:style-name="P110">==&gt; update pos</text:p>
                </text:list-item>
              </text:list>
            </text:list-item>
            <text:list-item>
              <text:p text:style-name="P110">T-1.1 : new FUNC : update_Pos($_bardata, $_pos, $_strOf_Position_Type, $_dpath_Log, $_fname_Log) / LibEaTester_2</text:p>
              <text:list>
                <text:list-item>
                  <text:p text:style-name="P110">CODE : <text:span text:style-name="T25">//code:20200606_113647</text:span></text:p>
                  <text:list>
                    <text:list-item>
                      <text:p text:style-name="P110">sig / labels</text:p>
                      <text:list>
                        <text:list-item>
                          <text:p text:style-name="P110">//caller:20200606_113407</text:p>
                        </text:list-item>
                        <text:list-item>
                          <text:p text:style-name="P110">//head:20200606_113413</text:p>
                        </text:list-item>
                        <text:list-item>
                          <text:p text:style-name="P110">//wl:20200606_113416</text:p>
                        </text:list-item>
                      </text:list>
                    </text:list-item>
                    <text:list-item>
                      <text:p text:style-name="P110">caller</text:p>
                    </text:list-item>
                    <text:list-item>
                      <text:p text:style-name="P110">debug line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T-1.2 : “j3-3” → trail start ?</text:p>
            </text:list-item>
          </text:list>
        </text:list-item>
      </text:list>
      <text:p text:style-name="P9"/>
      <text:p text:style-name="P9">[next]</text:p>
      <text:list xml:id="list1159141962591963715" text:style-name="L70">
        <text:list-item>
          <text:p text:style-name="P111">TASK : this == T-1.2 : “j3-3” → trail start ?</text:p>
          <text:list>
            <text:list-item>
              <text:p text:style-name="P111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7941987132432741876" text:style-name="L71">
        <text:list-item>
          <text:p text:style-name="P112">REVIEW </text:p>
        </text:list-item>
        <text:list-item>
          <text:p text:style-name="P112">TASK-1 : this == T-1.2 : “j3-3” → trail start ?</text:p>
          <text:list>
            <text:list-item>
              <text:list>
                <text:list-item>
                  <text:p text:style-name="P112">//next:20200606_115039:n</text:p>
                </text:list-item>
              </text:list>
            </text:list-item>
            <text:list-item>
              <text:p text:style-name="P112">T-1.1 : new FUNC ==&gt; is_Trailing($_bardata, $pos, $_strOf_Position_Type, $_dpath_Log, $_fname_Log)</text:p>
              <text:list>
                <text:list-item>
                  <text:p text:style-name="P112">CODE</text:p>
                  <text:list>
                    <text:list-item>
                      <text:p text:style-name="P112">DUP / sig / labels</text:p>
                    </text:list-item>
                    <text:list-item>
                      <text:p text:style-name="P112">caller</text:p>
                    </text:list-item>
                    <text:list-item>
                      <text:p text:style-name="P112">debug ==&gt; skeleton</text:p>
                    </text:list-item>
                  </text:list>
                </text:list-item>
                <text:list-item>
                  <text:p text:style-name="P112"><text:span text:style-name="T1">#_ </text:span>SEG-1</text:p>
                  <text:list>
                    <text:list-item>
                      <text:list>
                        <text:list-item>
                          <text:p text:style-name="P112">when init-ing $pos ==&gt; set “trail_starting_pr”, as well</text:p>
                        </text:list-item>
                        <text:list-item>
                          <text:p text:style-name="P112">“j2 : choice-1 : Y : 3”</text:p>
                        </text:list-item>
                      </text:list>
                    </text:list-item>
                    <text:list-item>
                      <text:p text:style-name="P112">S-1.1 </text:p>
                      <text:list>
                        <text:list-item>
                          <text:p text:style-name="P112">CODE</text:p>
                          <text:list>
                            <text:list-item>
                              <text:p text:style-name="P112">//code:20200606_181945:c</text:p>
                            </text:list-item>
                            <text:list-item>
                              <text:p text:style-name="P112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S-1.2 : LibEaTester::show_Basic_Pos_Data__Build_Lines</text:p>
                      <text:list>
                        <text:list-item>
                          <text:p text:style-name="P112">CODE : //code:20200606_183214:c</text:p>
                        </text:list-item>
                      </text:list>
                    </text:list-item>
                    <text:list-item>
                      <text:p text:style-name="P112"><text:span text:style-name="T1">#_ </text:span>TEST </text:p>
                      <text:list>
                        <text:list-item>
                          <text:p text:style-name="P11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 </text:p>
              <text:list>
                <text:list-item>
                  <text:p text:style-name="P112">CODE : //head:20200606_181307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8483689134794156165" text:style-name="L72">
        <text:list-item>
          <text:p text:style-name="P113">TASK : “j3-3 : N : 2”</text:p>
          <text:list>
            <text:list-item>
              <text:p text:style-name="P113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173087666351126871" text:style-name="L73">
        <text:list-item>
          <text:p text:style-name="P114">REVIEW <text:s/></text:p>
          <text:list>
            <text:list-item>
              <text:p text:style-name="P114">==&gt; OK</text:p>
            </text:list-item>
          </text:list>
        </text:list-item>
        <text:list-item>
          <text:p text:style-name="P114">SEG-1</text:p>
          <text:list>
            <text:list-item>
              <text:list>
                <text:list-item>
                  <text:p text:style-name="P114">add for-loop var ==&gt; “statusOf_For_Loop_Exit”</text:p>
                </text:list-item>
                <text:list-item>
                  <text:p text:style-name="P114">//code:20200607_153129 (CONS.php)</text:p>
                </text:list-item>
                <text:list-item>
                  <text:p text:style-name="P114">//code:20200607_153202:c (controller)</text:p>
                </text:list-item>
              </text:list>
            </text:list-item>
            <text:list-item>
              <text:p text:style-name="P114">S-1.1 </text:p>
              <text:list>
                <text:list-item>
                  <text:p text:style-name="P114">CODE : basics</text:p>
                </text:list-item>
                <text:list-item>
                  <text:p text:style-name="P114">TEST ==&gt; OK</text:p>
                </text:list-item>
              </text:list>
            </text:list-item>
            <text:list-item>
              <text:p text:style-name="P114">S-1.1</text:p>
              <text:list>
                <text:list-item>
                  <text:p text:style-name="P114">CODE : exit status ==&gt; use a dummy val</text:p>
                  <text:list>
                    <text:list-item>
                      <text:p text:style-name="P114">//test:20200607_154149:t</text:p>
                    </text:list-item>
                  </text:list>
                </text:list-item>
                <text:list-item>
                  <text:p text:style-name="P114">TEST ==&gt; OK</text:p>
                </text:list-item>
                <text:list-item>
                  <text:p text:style-name="P114">CODE ==&gt; comment out testing lines</text:p>
                </text:list-item>
                <text:list-item>
                  <text:p text:style-name="P114">TEST ==&gt; OK</text:p>
                </text:list-item>
              </text:list>
            </text:list-item>
          </text:list>
        </text:list-item>
        <text:list-item>
          <text:p text:style-name="P114">SEG-2</text:p>
          <text:list>
            <text:list-item>
              <text:list>
                <text:list-item>
                  <text:p text:style-name="P114"><text:soft-page-break/>if for-loop exit status is X ==&gt; while-loop also breaks</text:p>
                </text:list-item>
              </text:list>
            </text:list-item>
            <text:list-item>
              <text:p text:style-name="P114"><text:span text:style-name="T1">#_ </text:span>S-2.1 : var</text:p>
              <text:list>
                <text:list-item>
                  <text:p text:style-name="P114"><text:span text:style-name="T1">#_ </text:span>CODE : <text:s/>CONS.php</text:p>
                  <text:list>
                    <text:list-item>
                      <text:p text:style-name="P114">//code:20200607_155050:c (CONS.php)</text:p>
                    </text:list-item>
                  </text:list>
                </text:list-item>
                <text:list-item>
                  <text:p text:style-name="P114"><text:span text:style-name="T1">#_ </text:span>CODE : while-loop</text:p>
                  <text:list>
                    <text:list-item>
                      <text:p text:style-name="P114">unpack : //code:20200607_155156:c</text:p>
                    </text:list-item>
                  </text:list>
                </text:list-item>
                <text:list-item>
                  <text:p text:style-name="P114"><text:span text:style-name="T1">#_ </text:span>CODE : for-loop func → return val</text:p>
                  <text:list>
                    <text:list-item>
                      <text:p text:style-name="P114">//code:20200607_155305:c (controller</text:p>
                    </text:list-item>
                  </text:list>
                </text:list-item>
                <text:list-item>
                  <text:p text:style-name="P114">CO: receiver line (while loop) </text:p>
                  <text:list>
                    <text:list-item>
                      <text:p text:style-name="P114"><text:span text:style-name="T1">#_ </text:span>//code:20200607_155156:c ==&gt; unpack</text:p>
                    </text:list-item>
                    <text:list-item>
                      <text:p text:style-name="P114">//code:20200607_155707:c ==&gt; break if so</text:p>
                    </text:list-item>
                  </text:list>
                </text:list-item>
                <text:list-item>
                  <text:p text:style-name="P114"><text:span text:style-name="T1">#_ </text:span>TEST ==&gt; //test:20200607_154149:t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ASK-1 : “j3-3 : N : 2”</text:p>
          <text:list>
            <text:list-item>
              <text:list>
                <text:list-item>
                  <text:p text:style-name="P114">//next:20200606_185920:n</text:p>
                </text:list-item>
              </text:list>
            </text:list-item>
            <text:list-item>
              <text:p text:style-name="P114">T-1.1</text:p>
            </text:list-item>
          </text:list>
        </text:list-item>
      </text:list>
      <text:p text:style-name="P9"/>
      <text:p text:style-name="P9">[next]</text:p>
      <text:list xml:id="list1953457345403700076" text:style-name="L74">
        <text:list-item>
          <text:p text:style-name="P115">TASK : “j3-3 : N : 2”</text:p>
          <text:list>
            <text:list-item>
              <text:p text:style-name="P115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7657595624222031497" text:style-name="L75">
        <text:list-item>
          <text:p text:style-name="P116">REVIEW </text:p>
          <text:list>
            <text:list-item>
              <text:p text:style-name="P116">==&gt; OK</text:p>
            </text:list-item>
          </text:list>
        </text:list-item>
        <text:list-item>
          <text:p text:style-name="P116">TASK-1 : “j3-3 : N : 2” ==&gt; update → pos</text:p>
          <text:list>
            <text:list-item>
              <text:list>
                <text:list-item>
                  <text:p text:style-name="P116">//next:20200606_185920:n</text:p>
                </text:list-item>
              </text:list>
            </text:list-item>
            <text:list-item>
              <text:p text:style-name="P116"><text:span text:style-name="T1">#_ </text:span>T-1.1 </text:p>
              <text:list>
                <text:list-item>
                  <text:p text:style-name="P116"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<text:span text:style-name="T1">#_ </text:span>T-1.2 : review ==&gt; update_Pos()</text:p>
            </text:list-item>
            <text:list-item>
              <text:p text:style-name="P116"><text:span text:style-name="T1">#_ </text:span>T-1.3 : new FUNC ==&gt; update_Pos__First_Bar</text:p>
              <text:list>
                <text:list-item>
                  <text:p text:style-name="P116">CODE</text:p>
                  <text:list>
                    <text:list-item>
                      <text:p text:style-name="P116">DUP</text:p>
                    </text:list-item>
                    <text:list-item>
                      <text:p text:style-name="P116">labels</text:p>
                    </text:list-item>
                    <text:list-item>
                      <text:p text:style-name="P116">caller : //code:20200608_135549</text:p>
                    </text:list-item>
                    <text:list-item>
                      <text:p text:style-name="P116">skeleton : //code:20200608_135648:c</text:p>
                    </text:list-item>
                  </text:list>
                </text:list-item>
                <text:list-item>
                  <text:p text:style-name="P116">TEST 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<text:span text:style-name="T1">#_ </text:span>T-1.4 : “current” params ==&gt; update </text:p>
              <text:list>
                <text:list-item>
                  <text:p text:style-name="P116">CODE : //code:20200608_140904:c</text:p>
                </text:list-item>
                <text:list-item>
                  <text:p text:style-name="P116">TEST</text:p>
                  <text:list>
                    <text:list-item>
                      <text:p text:style-name="P116">==&gt; <text:span text:style-name="T31">PROBLEM</text:span> : post-function line → $pos-&gt;cu_pr ~~&gt; not changed</text:p>
                    </text:list-item>
                    <text:list-item>
                      <text:p text:style-name="P116">TRY ==&gt; flash $msg bar</text:p>
                      <text:list>
                        <text:list-item>
                          <text:p text:style-name="P116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7316879044670928111" text:style-name="L76">
        <text:list-item>
          <text:p text:style-name="P117"><text:soft-page-break/>TASK : next loop</text:p>
          <text:list>
            <text:list-item>
              <text:p text:style-name="P117">set val for ==&gt; “$statusOf_For_Loop_Execution”</text:p>
              <text:list>
                <text:list-item>
                  <text:p text:style-name="P117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5378843795002060932" text:style-name="L77">
        <text:list-item>
          <text:p text:style-name="P118">REVIEW </text:p>
          <text:list>
            <text:list-item>
              <text:p text:style-name="P118"/>
            </text:list-item>
          </text:list>
        </text:list-item>
        <text:list-item>
          <text:p text:style-name="P118">TASK-1 : next loop</text:p>
          <text:list>
            <text:list-item>
              <text:list>
                <text:list-item>
                  <text:p text:style-name="P118">set val for ==&gt; “$statusOf_For_Loop_Execution”</text:p>
                </text:list-item>
                <text:list-item>
                  <text:p text:style-name="P118">//next:20200608_141713:n</text:p>
                </text:list-item>
              </text:list>
            </text:list-item>
            <text:list-item>
              <text:p text:style-name="P118"><text:span text:style-name="T1">#_ </text:span>T-1.1 : set ==&gt; val </text:p>
              <text:list>
                <text:list-item>
                  <text:list>
                    <text:list-item>
                      <text:p text:style-name="P118">//next:20200608_141713:n</text:p>
                    </text:list-item>
                  </text:list>
                </text:list-item>
                <text:list-item>
                  <text:p text:style-name="P118">CODE</text:p>
                </text:list-item>
              </text:list>
            </text:list-item>
            <text:list-item>
              <text:p text:style-name="P118"><text:span text:style-name="T1">#_ </text:span>T-1.2 : debug </text:p>
              <text:list>
                <text:list-item>
                  <text:list>
                    <text:list-item>
                      <text:p text:style-name="P118">//code:20200609_163152:c</text:p>
                    </text:list-item>
                  </text:list>
                </text:list-item>
                <text:list-item>
                  <text:p text:style-name="P118">CODE</text:p>
                </text:list-item>
              </text:list>
            </text:list-item>
            <text:list-item>
              <text:p text:style-name="P118">TEST </text:p>
              <text:list>
                <text:list-item>
                  <text:p text:style-name="P118">==&gt; OK</text:p>
                </text:list-item>
              </text:list>
            </text:list-item>
          </text:list>
        </text:list-item>
        <text:list-item>
          <text:p text:style-name="P118">TASK-2</text:p>
          <text:list>
            <text:list-item>
              <text:list>
                <text:list-item>
                  <text:p text:style-name="P118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8">“j1 : Y”</text:p>
                </text:list-item>
                <text:list-item>
                  <text:p text:style-name="P118">“j2 : N”</text:p>
                </text:list-item>
                <text:list-item>
                  <text:p text:style-name="P118">“j3-2 : 2 : Y”</text:p>
                </text:list-item>
                <text:list-item>
                  <text:p text:style-name="P118">“j3-3 : Y”</text:p>
                </text:list-item>
              </text:list>
            </text:list-item>
            <text:list-item>
              <text:p text:style-name="P118"/>
            </text:list-item>
          </text:list>
        </text:list-item>
      </text:list>
      <text:p text:style-name="P9"/>
      <text:p text:style-name="P9">[next]</text:p>
      <text:list xml:id="list3117571393160824875" text:style-name="L78">
        <text:list-item>
          <text:p text:style-name="P119">TASK : this → TASK-2</text:p>
          <text:list>
            <text:list-item>
              <text:p text:style-name="P119">“j1 : Y”</text:p>
            </text:list-item>
            <text:list-item>
              <text:p text:style-name="P119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5472998856349049018" text:style-name="L79">
        <text:list-item>
          <text:p text:style-name="P120">REVIEW </text:p>
        </text:list-item>
        <text:list-item>
          <text:p text:style-name="P120">TASK-1 : each choice of each judging node ==&gt; if not yet coded → add {“break” or “continue”}, statusOf_For_Loop_Execution, statusOf_For_Loop_Exit</text:p>
          <text:list>
            <text:list-item>
              <text:p text:style-name="P120">T-1.1 : “j1 : Y”</text:p>
              <text:list>
                <text:list-item>
                  <text:list>
                    <text:list-item>
                      <text:p text:style-name="P120">//next:20200604_131159</text:p>
                    </text:list-item>
                    <text:list-item>
                      <text:p text:style-name="P120">==&gt; “break”</text:p>
                    </text:list-item>
                  </text:list>
                </text:list-item>
                <text:list-item>
                  <text:p text:style-name="P120">CODE : //next:20200604_131159</text:p>
                </text:list-item>
                <text:list-item>
                  <text:p text:style-name="P120"><text:soft-page-break/>TEST 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  <text:list-item>
              <text:p text:style-name="P120">T-1.2 : “j2 : N” : </text:p>
              <text:list>
                <text:list-item>
                  <text:p text:style-name="P120">CODE : </text:p>
                  <text:list>
                    <text:list-item>
                      <text:p text:style-name="P120">//code:20200610_115412:c</text:p>
                      <text:list>
                        <text:list-item>
                          <text:p text:style-name="P120">debugm a.o.</text:p>
                        </text:list-item>
                      </text:list>
                    </text:list-item>
                    <text:list-item>
                      <text:p text:style-name="P120">//code:20200610_115528:c</text:p>
                      <text:list>
                        <text:list-item>
                          <text:p text:style-name="P120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==&gt; OK </text:p>
                    </text:list-item>
                  </text:list>
                </text:list-item>
                <text:list-item>
                  <text:p text:style-name="P120">CODE : dummy ==&gt; remove</text:p>
                </text:list-item>
                <text:list-item>
                  <text:p text:style-name="P120">TEST</text:p>
                  <text:list>
                    <text:list-item>
                      <text:p text:style-name="P120">==&gt; OK </text:p>
                    </text:list-item>
                  </text:list>
                </text:list-item>
              </text:list>
            </text:list-item>
            <text:list-item>
              <text:p text:style-name="P120">“j3-2 : 2 : Y”</text:p>
            </text:list-item>
          </text:list>
        </text:list-item>
        <text:list-item>
          <text:p text:style-name="P120">“j3-3 : Y”</text:p>
        </text:list-item>
      </text:list>
      <text:p text:style-name="P9"/>
      <text:p text:style-name="P9">[next]</text:p>
      <text:list xml:id="list7035738430592608973" text:style-name="L80">
        <text:list-item>
          <text:p text:style-name="P121">TASK : continue</text:p>
          <text:list>
            <text:list-item>
              <text:list>
                <text:list-item>
                  <text:p text:style-name="P121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1">“step : 2 : j2 : choice-1 : j3-1 : 2 : Y”</text:p>
              <text:list>
                <text:list-item>
                  <text:p text:style-name="P121">//next:20200610_122943:n</text:p>
                </text:list-item>
              </text:list>
            </text:list-item>
            <text:list-item>
              <text:p text:style-name="P121">“j3-2 : 2 : Y”</text:p>
            </text:list-item>
            <text:list-item>
              <text:p text:style-name="P121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1124212128779448148" text:style-name="L81">
        <text:list-item>
          <text:p text:style-name="P122">REVIEW </text:p>
          <text:list>
            <text:list-item>
              <text:p text:style-name="P122"/>
            </text:list-item>
          </text:list>
        </text:list-item>
        <text:list-item>
          <text:p text:style-name="P122">TASK-1 : continue</text:p>
          <text:list>
            <text:list-item>
              <text:list>
                <text:list-item>
                  <text:list>
                    <text:list-item>
                      <text:p text:style-name="P122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2">“j3-3 : Y”“step : 2 : j2 : choice-1 : j3-1 : 2 : Y”</text:p>
                      <text:list>
                        <text:list-item>
                          <text:p text:style-name="P122">//next:20200610_122943:n</text:p>
                        </text:list-item>
                      </text:list>
                    </text:list-item>
                    <text:list-item>
                      <text:p text:style-name="P122"><text:span text:style-name="T1">#_ </text:span>“j3-2 : 2 : Y”</text:p>
                    </text:list-item>
                    <text:list-item>
                      <text:p text:style-name="P122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2">ref : //ref:20200613_143927:r</text:p>
                    </text:list-item>
                  </text:list>
                </text:list-item>
                <text:list-item>
                  <text:p text:style-name="P122">CODE</text:p>
                  <text:list>
                    <text:list-item>
                      <text:p text:style-name="P122"><text:span text:style-name="T1">#_ </text:span>set val : $statusOf_For_Loop_Execution</text:p>
                      <text:list>
                        <text:list-item>
                          <text:p text:style-name="P122">$statusOf_For_Loop_Execution__J3bar1_Y1</text:p>
                        </text:list-item>
                      </text:list>
                    </text:list-item>
                    <text:list-item>
                      <text:p text:style-name="P122">if close ==&gt; set dummy val</text:p>
                    </text:list-item>
                  </text:list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  <text:list-item>
                      <text:p text:style-name="P122">dummy codes ==&gt; c/o</text:p>
                      <text:list>
                        <text:list-item>
                          <text:p text:style-name="P122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“j3-2 : 2 : Y”</text:p>
              <text:list>
                <text:list-item>
                  <text:list>
                    <text:list-item>
                      <text:p text:style-name="P122">//code:20200613_145831:c</text:p>
                    </text:list-item>
                  </text:list>
                </text:list-item>
                <text:list-item>
                  <text:p text:style-name="P122">CODE</text:p>
                  <text:list>
                    <text:list-item>
                      <text:p text:style-name="P177"><text:span text:style-name="T1">#_ </text:span>&gt; set val : $statusOf_For_Loop_Execution</text:p>
                      <text:list>
                        <text:list-item>
                          <text:p text:style-name="P122">$statusOf_For_Loop_Execution__J3bar2_Y1</text:p>
                        </text:list-item>
                      </text:list>
                    </text:list-item>
                    <text:list-item>
                      <text:p text:style-name="P122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  <text:list-item>
                  <text:p text:style-name="P122"><text:span text:style-name="T1">#_ </text:span>post-TEST : comment ou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3 : “j3-3 : Y”</text:p>
              <text:list>
                <text:list-item>
                  <text:list>
                    <text:list-item>
                      <text:p text:style-name="P122">//code:20200613_150624:c</text:p>
                    </text:list-item>
                  </text:list>
                </text:list-item>
                <text:list-item>
                  <text:p text:style-name="P122">CODE</text:p>
                  <text:list>
                    <text:list-item>
                      <text:p text:style-name="P122"><text:span text:style-name="T1">#_ </text:span>&gt; set val : $statusOf_For_Loop_Execution</text:p>
                      <text:list>
                        <text:list-item>
                          <text:p text:style-name="P122">$statusOf_For_Loop_Execution__J3bar3_Y1</text:p>
                        </text:list-item>
                      </text:list>
                    </text:list-item>
                    <text:list-item>
                      <text:p text:style-name="P122"><text:span text:style-name="T1">#_ </text:span>&gt; if close ==&gt; set dummy val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  <text:list-item>
                  <text:p text:style-name="P122">post-TEST ==&gt; c/o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29366228662853648" text:style-name="L82">
        <text:list-item>
          <text:p text:style-name="P123">TASK : “j1 : Y : 2” ~ (position taken)</text:p>
          <text:list>
            <text:list-item>
              <text:p text:style-name="P123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8781149075921465264" text:style-name="L83">
        <text:list-item>
          <text:p text:style-name="P124">REVIEW <text:s/></text:p>
          <text:list>
            <text:list-item>
              <text:p text:style-name="P124"/>
            </text:list-item>
          </text:list>
        </text:list-item>
        <text:list-item>
          <text:p text:style-name="P124">TASK-1 : “j1 : Y : 2” ~ (position taken)</text:p>
          <text:list>
            <text:list-item>
              <text:list>
                <text:list-item>
                  <text:p text:style-name="P124">//next:20200613_151214:n</text:p>
                </text:list-item>
              </text:list>
            </text:list-item>
            <text:list-item>
              <text:p text:style-name="P124">T-1.1 : new FUNC ==&gt; judge_Bar_SL_TP_Trail__BUY($bardata, $pos, $_dpath_Log_Fx_Tester__Full, $_fname_Log_Fx_Tester)</text:p>
              <text:list>
                <text:list-item>
                  <text:p text:style-name="P124">CODE</text:p>
                  <text:list>
                    <text:list-item>
                      <text:p text:style-name="P124">sig / labels / caller</text:p>
                    </text:list-item>
                    <text:list-item>
                      <text:p text:style-name="P124">dummy val</text:p>
                    </text:list-item>
                  </text:list>
                </text:list-item>
                <text:list-item>
                  <text:p text:style-name="P124">TEST 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2 : func ==&gt; coding</text:p>
              <text:list>
                <text:list-item>
                  <text:list>
                    <text:list-item>
                      <text:p text:style-name="P124">debug ==&gt; param vals</text:p>
                    </text:list-item>
                  </text:list>
                </text:list-item>
                <text:list-item>
                  <text:p text:style-name="P124">CODE : //code:20200614_132656:c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3 : coding : is SL</text:p>
              <text:list>
                <text:list-item>
                  <text:list>
                    <text:list-item>
                      <text:p text:style-name="P124">//code:20200614_134638:c</text:p>
                    </text:list-item>
                  </text:list>
                </text:list-item>
                <text:list-item>
                  <text:p text:style-name="P124">CODE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  <text:list-item>
              <text:p text:style-name="P124">T-1.4 : is TP</text:p>
              <text:list>
                <text:list-item>
                  <text:list>
                    <text:list-item>
                      <text:p text:style-name="P124">//code:20200614_135039:c</text:p>
                    </text:list-item>
                  </text:list>
                </text:list-item>
                <text:list-item>
                  <text:p text:style-name="P124">CODE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81949780287760128" text:style-name="L84">
        <text:list-item>
          <text:p text:style-name="P125">TASK : “is Trail”</text:p>
          <text:list>
            <text:list-item>
              <text:p text:style-name="P125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6111462388934861944" text:style-name="L85">
        <text:list-item>
          <text:p text:style-name="P126">REVIEW </text:p>
        </text:list-item>
        <text:list-item>
          <text:p text:style-name="P126">TASK-1 : “is Trail”</text:p>
          <text:list>
            <text:list-item>
              <text:list>
                <text:list-item>
                  <text:p text:style-name="P126">//code:20200614_135508:c</text:p>
                </text:list-item>
                <text:list-item>
                  <text:p text:style-name="P126">ref ==&gt; //head:20200606_181307</text:p>
                </text:list-item>
              </text:list>
            </text:list-item>
            <text:list-item>
              <text:p text:style-name="P126">T-1.1</text:p>
              <text:list>
                <text:list-item>
                  <text:p text:style-name="P126">CODE : //code:20200614_135508:c</text:p>
                </text:list-item>
                <text:list-item>
                  <text:p text:style-name="P126">TEST </text:p>
                  <text:list>
                    <text:list-item>
                      <text:p text:style-name="P126">==&gt; OK</text:p>
                    </text:list-item>
                  </text:list>
                </text:list-item>
                <text:list-item>
                  <text:p text:style-name="P126">TEST : for-loop “$idxOf_Position_Start = $i * 3” ==&gt; to “$i * 2”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PROBLEM</text:p>
              <text:list>
                <text:list-item>
                  <text:list>
                    <text:list-item>
                      <text:p text:style-name="P126">“is taken” ==&gt; before “judge_Bar_SL_TP_Trail__BUY”</text:p>
                      <text:list>
                        <text:list-item>
                          <text:p text:style-name="P126">==&gt; set “current price” → i.e. new bar, opening price</text:p>
                        </text:list-item>
                        <text:list-item>
                          <text:p text:style-name="P126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152094024035148444" text:style-name="L86">
        <text:list-item>
          <text:p text:style-name="P127">TASK : this → “PROBLEM” ==&gt; coding</text:p>
          <text:list>
            <text:list-item>
              <text:p text:style-name="P127">//next:20200615_141145:n (cont.)</text:p>
            </text:list-item>
            <text:list-item>
              <text:p text:style-name="P127">update_Pos // LibEaTester_2</text:p>
              <text:list>
                <text:list-item>
                  <text:p text:style-name="P127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2785936124270655429" text:style-name="L87">
        <text:list-item>
          <text:p text:style-name="P128">REVIEW </text:p>
        </text:list-item>
        <text:list-item>
          <text:p text:style-name="P128">TASK-1 : prev → “PROBLEM” ==&gt; coding</text:p>
          <text:list>
            <text:list-item>
              <text:list>
                <text:list-item>
                  <text:p text:style-name="P128">//next:20200615_141145:n (cont.)</text:p>
                </text:list-item>
                <text:list-item>
                  <text:p text:style-name="P128">update_Pos // LibEaTester_2</text:p>
                  <text:list>
                    <text:list-item>
                      <text:p text:style-name="P128">//head:20200606_113413</text:p>
                    </text:list-item>
                  </text:list>
                </text:list-item>
              </text:list>
            </text:list-item>
            <text:list-item>
              <text:p text:style-name="P128">T-1.1 </text:p>
              <text:list>
                <text:list-item>
                  <text:list>
                    <text:list-item>
                      <text:p text:style-name="P128">update_Pos // LibEaTester_2 ==&gt; use (no content line)</text:p>
                    </text:list-item>
                  </text:list>
                </text:list-item>
                <text:list-item>
                  <text:p text:style-name="P128"><text:span text:style-name="T1">#_ </text:span>CODE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</text:p>
              <text:list>
                <text:list-item>
                  <text:list>
                    <text:list-item>
                      <text:p text:style-name="P128">update_Pos() ==&gt; coding</text:p>
                    </text:list-item>
                    <text:list-item>
                      <text:p text:style-name="P128">current idx, price</text:p>
                    </text:list-item>
                  </text:list>
                </text:list-item>
                <text:list-item>
                  <text:p text:style-name="P164"><text:span text:style-name="T17">#_ </text:span><text:span text:style-name="T15">CODE : </text:span><text:span text:style-name="T32">//code:20200615_163128:c</text:span></text:p>
                </text:list-item>
                <text:list-item>
                  <text:p text:style-name="P128">TEST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338760843279533752" text:style-name="L88">
        <text:list-item>
          <text:p text:style-name="P129">TASK</text:p>
          <text:list>
            <text:list-item>
              <text:p text:style-name="P169"><text:span text:style-name="T16">if “</text:span><text:span text:style-name="T33">judge_Bar_SL_TP_Trail__BUY</text:span><text:span text:style-name="T16">” ==&gt; neither of 3 status</text:span></text:p>
              <text:list>
                <text:list-item>
                  <text:p text:style-name="P129">→ continue the for-loop</text:p>
                </text:list-item>
                <text:list-item>
                  <text:p text:style-name="P157">//next:20200615_164609:n</text:p>
                </text:list-item>
                <text:list-item>
                  <text:p text:style-name="P129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8437246014059683093" text:style-name="L89">
        <text:list-item>
          <text:p text:style-name="P130">REVIEW </text:p>
        </text:list-item>
        <text:list-item>
          <text:p text:style-name="P130">TASK-1 : if “<text:span text:style-name="T33">judge_Bar_SL_TP_Trail__BUY</text:span>” ==&gt; neither of 3 status</text:p>
          <text:list>
            <text:list-item>
              <text:list>
                <text:list-item>
                  <text:p text:style-name="P130">→ continue the for-loop</text:p>
                </text:list-item>
                <text:list-item>
                  <text:p text:style-name="P158">//next:20200615_164609:n</text:p>
                </text:list-item>
              </text:list>
            </text:list-item>
            <text:list-item>
              <text:p text:style-name="P170"><text:span text:style-name="T18">#_ </text:span><text:span text:style-name="T16">T-1.1 : set default ==&gt; “</text:span><text:span text:style-name="T34">$strOf_BarResult__Within</text:span><text:span text:style-name="T16">”</text:span></text:p>
              <text:list>
                <text:list-item>
                  <text:p text:style-name="P130">CODE </text:p>
                </text:list-item>
                <text:list-item>
                  <text:p text:style-name="P130">TEST ==&gt; OK</text:p>
                </text:list-item>
              </text:list>
            </text:list-item>
            <text:list-item>
              <text:p text:style-name="P130">T-1.2 : “j4” ==&gt; judge</text:p>
              <text:list>
                <text:list-item>
                  <text:p text:style-name="P165"><text:span text:style-name="T17">#_ </text:span><text:span text:style-name="T15">CODE : </text:span><text:span text:style-name="T32">//code:20200616_111328:c</text:span></text:p>
                  <text:list>
                    <text:list-item>
                      <text:p text:style-name="P130">upto ==&gt; “Y/N : 2”</text:p>
                    </text:list-item>
                  </text:list>
                </text:list-item>
                <text:list-item>
                  <text:p text:style-name="P130">TEST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T-1.3 : “j4 : Y : 3” → continue the loop</text:p>
              <text:list>
                <text:list-item>
                  <text:p text:style-name="P165"><text:span text:style-name="T17">#_ </text:span><text:span text:style-name="T15">CODE : </text:span><text:span text:style-name="T32">//code:20200616_112306:c</text:span></text:p>
                </text:list-item>
                <text:list-item>
                  <text:p text:style-name="P130"><text:soft-page-break/>TEST </text:p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  <text:list-item>
              <text:p text:style-name="P130">PROBLEM</text:p>
              <text:list>
                <text:list-item>
                  <text:list>
                    <text:list-item>
                      <text:p text:style-name="P130">“$idxOf_ForLoop_Start ==&gt; updated”</text:p>
                      <text:list>
                        <text:list-item>
                          <text:p text:style-name="P130">==&gt; the val is the number, which is the last index in the for-loop</text:p>
                        </text:list-item>
                        <text:list-item>
                          <text:p text:style-name="P130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8106766395178364" text:style-name="L90">
        <text:list-item>
          <text:p text:style-name="P131">TASK : this ==&gt; PROBLEM</text:p>
          <text:list>
            <text:list-item>
              <text:p text:style-name="P171">//next:20200616_114510:n</text:p>
            </text:list-item>
          </text:list>
        </text:list-item>
        <text:list-item>
          <text:p text:style-name="P131">TASK-2 : post-for-break</text:p>
          <text:list>
            <text:list-item>
              <text:p text:style-name="P131"><text:span text:style-name="T32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2539581343500789212" text:style-name="L91">
        <text:list-item>
          <text:p text:style-name="P132"><text:span text:style-name="T1">#_ </text:span>REVIEW </text:p>
        </text:list-item>
        <text:list-item>
          <text:p text:style-name="P132">TASK-1 : this ==&gt; PROBLEM</text:p>
          <text:list>
            <text:list-item>
              <text:list>
                <text:list-item>
                  <text:list>
                    <text:list-item>
                      <text:p text:style-name="P172">//next:20200616_114510:n</text:p>
                    </text:list-item>
                  </text:list>
                </text:list-item>
              </text:list>
            </text:list-item>
            <text:list-item>
              <text:p text:style-name="P132">T-1.1 </text:p>
              <text:list>
                <text:list-item>
                  <text:p text:style-name="P132">CODE : add ==&gt; debug code, show $pos st_idx</text:p>
                  <text:list>
                    <text:list-item>
                      <text:p text:style-name="P159">//code:20200618_171436:c</text:p>
                    </text:list-item>
                  </text:list>
                </text:list-item>
                <text:list-item>
                  <text:p text:style-name="P132">TEST</text:p>
                  <text:list>
                    <text:list-item>
                      <text:p text:style-name="P132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2 : post-for-break</text:p>
          <text:list>
            <text:list-item>
              <text:list>
                <text:list-item>
                  <text:p text:style-name="P132"><text:span text:style-name="T32">//next:20200616_114358:n</text:span> <text:s/>// controller</text:p>
                </text:list-item>
              </text:list>
            </text:list-item>
            <text:list-item>
              <text:p text:style-name="P132"/>
            </text:list-item>
          </text:list>
        </text:list-item>
      </text:list>
      <text:p text:style-name="P9"/>
      <text:p text:style-name="P9">[next]</text:p>
      <text:list xml:id="list6658507217568803284" text:style-name="L92">
        <text:list-item>
          <text:p text:style-name="P133">TASK : this ==&gt; TASK-2 → post for-break</text:p>
          <text:list>
            <text:list-item>
              <text:p text:style-name="P160">//next:20200618_172639:n</text:p>
            </text:list-item>
            <text:list-item>
              <text:p text:style-name="P133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592476021454409775" text:style-name="L93">
        <text:list-item>
          <text:p text:style-name="P134"><text:span text:style-name="T1">#_ </text:span>REVIEW <text:s/></text:p>
        </text:list-item>
        <text:list-item>
          <text:p text:style-name="P134">TASK-1 : post for-break</text:p>
          <text:list>
            <text:list-item>
              <text:list>
                <text:list-item>
                  <text:p text:style-name="P161">//next:20200618_172639:n</text:p>
                </text:list-item>
                <text:list-item>
                  <text:p text:style-name="P134">==&gt; case of “Trail” → let's start coding (see ==&gt; flowchart memo, #2)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skeleton</text:p>
                    </text:list-item>
                  </text:list>
                </text:list-item>
                <text:list-item>
                  <text:p text:style-name="P134">TEST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<text:span text:style-name="T1">#_ </text:span>T-1.2 : if “trail” ==&gt; debug values</text:p>
              <text:list>
                <text:list-item>
                  <text:p text:style-name="P166"><text:soft-page-break/><text:span text:style-name="T15">CODE : </text:span><text:span text:style-name="T32">//debug:20200619_163356:d</text:span></text:p>
                </text:list-item>
                <text:list-item>
                  <text:p text:style-name="P134">TEST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T-1.3 : SL, TP ==&gt; update</text:p>
              <text:list>
                <text:list-item>
                  <text:list>
                    <text:list-item>
                      <text:p text:style-name="P134">“step : 2 : j5 : choice-1(Trail) : 2”</text:p>
                    </text:list-item>
                  </text:list>
                </text:list-item>
                <text:list-item>
                  <text:p text:style-name="P134"><text:span text:style-name="T1">#_ </text:span>CODE </text:p>
                </text:list-item>
                <text:list-item>
                  <text:p text:style-name="P134">TEST </text:p>
                  <text:list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7840315093217146" text:style-name="L94">
        <text:list-item>
          <text:p text:style-name="P135">TASK : “j5 : choice-1(Trail) : 3”</text:p>
          <text:list>
            <text:list-item>
              <text:p text:style-name="P135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2198440568693338147" text:style-name="L95">
        <text:list-item>
          <text:p text:style-name="P136">REVIEW </text:p>
        </text:list-item>
        <text:list-item>
          <text:p text:style-name="P167"><text:span text:style-name="T15">SEG-1 : “j5 : choice-1(Trail) : 2” ==&gt; “</text:span><text:span text:style-name="T35">j5 : choice-1(Trail) : 2</text:span><text:span text:style-name="T15">” → as well</text:span></text:p>
          <text:list>
            <text:list-item>
              <text:p text:style-name="P136">S-1.1</text:p>
              <text:list>
                <text:list-item>
                  <text:p text:style-name="P167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36">TEST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7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36">S-2.1</text:p>
              <text:list>
                <text:list-item>
                  <text:p text:style-name="P167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36">TEST</text:p>
                  <text:list>
                    <text:list-item>
                      <text:p text:style-name="P136">==&gt; OK</text:p>
                    </text:list-item>
                  </text:list>
                </text:list-item>
                <text:list-item>
                  <text:p text:style-name="P167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6">TASK-1 : “j5 : choice-1(Trail) : 3”</text:p>
          <text:list>
            <text:list-item>
              <text:list>
                <text:list-item>
                  <text:p text:style-name="P136">//next:20200619_170455:n</text:p>
                </text:list-item>
              </text:list>
            </text:list-item>
            <text:list-item>
              <text:p text:style-name="P136">T-1.1</text:p>
              <text:list>
                <text:list-item>
                  <text:p text:style-name="P136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22228584386245900" text:style-name="L96">
        <text:list-item>
          <text:p text:style-name="P137">TASK : this ==&gt; TASK-1</text:p>
          <text:list>
            <text:list-item>
              <text:p text:style-name="P137"><text:span text:style-name="T32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536249771779954624" text:style-name="L97">
        <text:list-item>
          <text:p text:style-name="P138">REVIEW </text:p>
        </text:list-item>
        <text:list-item>
          <text:p text:style-name="P138">TASK-1 : “j5 : choice-1(Trail) : 3”</text:p>
          <text:list>
            <text:list-item>
              <text:list>
                <text:list-item>
                  <text:p text:style-name="P138"><text:span text:style-name="T32">//next:20200620_120543:n</text:span> <text:s text:c="3"/></text:p>
                </text:list-item>
              </text:list>
            </text:list-item>
            <text:list-item>
              <text:p text:style-name="P138">T-1.1 : “step : 2 : j5.1-1 : Y : 1”</text:p>
              <text:list>
                <text:list-item>
                  <text:p text:style-name="P138">CODE </text:p>
                </text:list-item>
                <text:list-item>
                  <text:p text:style-name="P138">TEST</text:p>
                  <text:list>
                    <text:list-item>
                      <text:p text:style-name="P138"><text:soft-page-break/>==&gt; OK</text:p>
                    </text:list-item>
                  </text:list>
                </text:list-item>
              </text:list>
            </text:list-item>
            <text:list-item>
              <text:p text:style-name="P138">T-1.2 : “step : 2 : j5.1-1 : Y : 2”</text:p>
              <text:list>
                <text:list-item>
                  <text:p text:style-name="P168"><text:span text:style-name="T15">CODE : </text:span><text:span text:style-name="T32">//code:20200621_120039:c</text:span><text:span text:style-name="T15"> <text:s/></text:span></text:p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3 : “step : 2 : j5.1-1 : Y : 3”</text:p>
              <text:list>
                <text:list-item>
                  <text:p text:style-name="P138">CODE : //code:20200621_121020:c</text:p>
                </text:list-item>
                <text:list-item>
                  <text:p text:style-name="P138">TEST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891317990119930387" text:style-name="L98">
        <text:list-item>
          <text:p text:style-name="P139">TASK : “step : 2 : j5.1-1 : Y : 4”</text:p>
          <text:list>
            <text:list-item>
              <text:p text:style-name="P139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1251696972513212651" text:style-name="L107">
        <text:list-item>
          <text:p text:style-name="P142">REVIEW </text:p>
        </text:list-item>
        <text:list-item>
          <text:p text:style-name="P142">TASK-1 : “step : 2 : j5.1-1 : Y : 4”</text:p>
          <text:list>
            <text:list-item>
              <text:list>
                <text:list-item>
                  <text:p text:style-name="P142">//next:20200621_121506:n</text:p>
                </text:list-item>
              </text:list>
            </text:list-item>
            <text:list-item>
              <text:p text:style-name="P142">T-1.1</text:p>
              <text:list>
                <text:list-item>
                  <text:p text:style-name="P142">CODE : //next:20200621_121506:n</text:p>
                </text:list-item>
                <text:list-item>
                  <text:p text:style-name="P142">TEST </text:p>
                  <text:list>
                    <text:list-item>
                      <text:p text:style-name="P142">==&gt; search “(for)(step : 2 : j5.1-1 : Y : 2)”</text:p>
                    </text:list-item>
                    <text:list-item>
                      <text:p text:style-name="P142"><text:soft-page-break/>==&gt; search “(for)(step : 2 : j5 : others)”</text:p>
                    </text:list-item>
                    <text:list-item>
                      <text:p text:style-name="P14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7869375751881268" text:style-name="L99">
        <text:list-item>
          <text:p text:style-name="P140">TASK</text:p>
          <text:list>
            <text:list-item>
              <text:p text:style-name="P140">“(for)(step : 2 : j5.1-1 : N : 1)”</text:p>
              <text:list>
                <text:list-item>
                  <text:p text:style-name="P140">==&gt; case of trail not updating</text:p>
                </text:list-item>
              </text:list>
            </text:list-item>
            <text:list-item>
              <text:p text:style-name="P140">//next:20200622_134838:n</text:p>
              <text:list>
                <text:list-item>
                  <text:p text:style-name="P140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9"><text:span text:style-name="T29">@@@</text:span></text:p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7386429755005204463" text:style-name="L109">
        <text:list-item>
          <text:p text:style-name="P144">REVIEW </text:p>
        </text:list-item>
        <text:list-item>
          <text:p text:style-name="P144">TASK-1</text:p>
        </text:list-item>
      </text:list>
      <text:p text:style-name="P9"/>
      <text:p text:style-name="P9">[next]</text:p>
      <text:list xml:id="list8673199607545969500" text:style-name="L108">
        <text:list-item>
          <text:p text:style-name="P143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11"><text:soft-page-break/></text:p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3723760" text:continue-list="list6111462388934861944" text:style-name="L85">
        <text:list-item>
          <text:p text:style-name="P126">REVIEW </text:p>
        </text:list-item>
        <text:list-item>
          <text:p text:style-name="P126">TASK-1</text:p>
        </text:list-item>
      </text:list>
      <text:p text:style-name="P9"/>
      <text:p text:style-name="P9">[next]</text:p>
      <text:list xml:id="list813155087827552256" text:style-name="L100">
        <text:list-item>
          <text:p text:style-name="P141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4157356038016333848" text:style-name="L101">
        <text:list-item>
          <text:p text:style-name="P15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715119" text:continue-numbering="true" text:style-name="L101">
        <text:list-item>
          <text:p text:style-name="P154"/>
        </text:list-item>
      </text:list>
      <text:p text:style-name="P13">/ ------------------------------------------------------- [STEPS : start] 20191224_114459 /</text:p>
      <text:p text:style-name="P7"/>
      <text:p text:style-name="P12"><text:soft-page-break/>------------------------------------------------------- [STEPS : closing] 20191220_142139</text:p>
      <text:list xml:id="list5326250305505493393" text:style-name="L102">
        <text:list-item>
          <text:p text:style-name="P4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18624295186929761" text:style-name="L103">
              <text:list-item>
                <text:p text:style-name="P41">M – w &gt; a (new window)</text:p>
              </text:list-item>
              <text:list-item>
                <text:p text:style-name="P41">doc 2 : select → session number</text:p>
              </text:list-item>
              <text:list-item>
                <text:p text:style-name="P41">doc 1</text:p>
                <text:list>
                  <text:list-item>
                    <text:p text:style-name="P41">DUP → template</text:p>
                  </text:list-item>
                  <text:list-item>
                    <text:p text:style-name="P41">session num → paste</text:p>
                  </text:list-item>
                  <text:list-item>
                    <text:p text:style-name="P41">datetime ==&gt; change to “XXX”</text:p>
                  </text:list-item>
                  <text:list-item>
                    <text:p text:style-name="P41">session num → update</text:p>
                  </text:list-item>
                </text:list>
              </text:list-item>
              <text:list-item>
                <text:p text:style-name="P41">doc 2 : select → session string</text:p>
              </text:list-item>
              <text:list-item>
                <text:p text:style-name="P45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5182374616367068290" text:style-name="L104">
              <text:list-item>
                <text:p text:style-name="P42">commit</text:p>
                <text:list>
                  <text:list-item>
                    <text:p text:style-name="P42">jve</text:p>
                  </text:list-item>
                  <text:list-item>
                    <text:p text:style-name="P42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07</dc:date><text:p text:style-name="P178"><text:span text:style-name="T36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9">[27] res free# JVEMV6 44#10.2.2_XX / 44. currency / 10. prog-php / 2. tester / 2. <text:s/>tester_1__V2 / 20200622_131904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8076221608130242169" text:style-name="L105">
              <text:list-item>
                <text:p text:style-name="P43">doc 1 : select → git push, echo</text:p>
              </text:list-item>
              <text:list-item>
                <text:p text:style-name="P43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oft-page-break/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3468563787627692024" text:style-name="L106">
              <text:list-item>
                <text:p text:style-name="P44">eclipse</text:p>
              </text:list-item>
              <text:list-item>
                <text:p text:style-name="P44">mt4</text:p>
              </text:list-item>
              <text:list-item>
                <text:p text:style-name="P44">folders</text:p>
              </text:list-item>
              <text:list-item>
                <text:p text:style-name="P44">sakura files</text:p>
              </text:list-item>
              <text:list-item>
                <text:p text:style-name="P44">docs</text:p>
              </text:list-item>
            </text:list>
          </table:table-cell>
        </table:table-row>
      </table:table>
      <text:list xml:id="list33726393" text:continue-list="list5326250305505493393" text:style-name="L102">
        <text:list-item>
          <text:p text:style-name="P46">git</text:p>
          <text:list>
            <text:list-item>
              <text:p text:style-name="P4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723854" text:continue-numbering="true" text:style-name="L102">
        <text:list-item>
          <text:list>
            <text:list-item>
              <text:p text:style-name="P4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3724853" text:continue-numbering="true" text:style-name="L102">
        <text:list-item>
          <text:p text:style-name="P46">move “<text:span text:style-name="T6">@@@</text:span>”</text:p>
        </text:list-item>
        <text:list-item>
          <text:p text:style-name="P155"><text:soft-page-break/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2T13:50:16.97</dc:date>
    <dc:creator>iwabuchi ken</dc:creator>
    <meta:editing-duration>P7DT13H10M43S</meta:editing-duration>
    <meta:editing-cycles>1060</meta:editing-cycles>
    <meta:generator>OpenOffice/4.1.3$Win32 OpenOffice.org_project/413m1$Build-9783</meta:generator>
    <meta:document-statistic meta:table-count="32" meta:image-count="0" meta:object-count="3" meta:page-count="67" meta:paragraph-count="1455" meta:word-count="6242" meta:character-count="458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